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tkarsh@Utkarsh:~/ppi-benchmark$ javac -version</text:p>
      <text:p text:style-name="Standard">javac 11.0.5</text:p>
      <text:p text:style-name="Standard">utkarsh@Utkarsh:~/ppi-benchmark$ python3 --version</text:p>
      <text:p text:style-name="Standard">Python 3.6.9</text:p>
      <text:p text:style-name="Standard">utkarsh@Utkarsh:~/ppi-benchmark$ sudo apt-get install subversion</text:p>
      <text:p text:style-name="Standard">[sudo] password for utkarsh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subversion is already the newest version (1.9.7-4ubuntu1).</text:p>
      <text:p text:style-name="Standard">0 upgraded, 0 newly installed, 0 to remove and 0 not upgraded.</text:p>
      <text:p text:style-name="Standard">utkarsh@Utkarsh:~/ppi-benchmark$ sudo apt-get install postgresql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postgresql is already the newest version (10+190ubuntu0.1).</text:p>
      <text:p text:style-name="Standard">0 upgraded, 0 newly installed, 0 to remove and 0 not upgraded.</text:p>
      <text:p text:style-name="Standard">utkarsh@Utkarsh:~/ppi-benchmark$ sudo useradd ppi -s /bin/false</text:p>
      <text:p text:style-name="Standard">useradd: user 'ppi' already exists</text:p>
      <text:p text:style-name="Standard">utkarsh@Utkarsh:~/ppi-benchmark$ sudo password ppi</text:p>
      <text:p text:style-name="Standard">sudo: password: command not found</text:p>
      <text:p text:style-name="Standard">utkarsh@Utkarsh:~/ppi-benchmark$ sudo su -c "psql" postgres</text:p>
      <text:p text:style-name="Standard">psql (10.10 (Ubuntu 10.10-0ubuntu0.18.04.1))</text:p>
      <text:p text:style-name="Standard">Type "help" for help.</text:p>
      <text:p text:style-name="Standard"/>
      <text:p text:style-name="Standard">postgres=# CREATE USER ppi WITH PASSWORD 'ppi'</text:p>
      <text:p text:style-name="Standard">postgres-# CREATE USER ppi WITH PASSWORD 'ppi';</text:p>
      <text:p text:style-name="Standard">ERROR: <text:s/>syntax error at or near "CREATE"</text:p>
      <text:p text:style-name="Standard">LINE 2: CREATE USER ppi WITH PASSWORD 'ppi';</text:p>
      <text:p text:style-name="Standard"><text:s text:c="8"/>^</text:p>
      <text:p text:style-name="Standard">postgres=# CREATE USER ppi WITH PASSWORD 'ppi';</text:p>
      <text:p text:style-name="Standard">ERROR: <text:s/>role "ppi" already exists</text:p>
      <text:p text:style-name="Standard">postgres=# \q</text:p>
      <text:p text:style-name="Standard">utkarsh@Utkarsh:~/ppi-benchmark$ sudo /etc/init.d/postgresql-8.* restart</text:p>
      <text:p text:style-name="Standard">sudo: /etc/init.d/postgresql-8.*: command not found</text:p>
      <text:p text:style-name="Standard">utkarsh@Utkarsh:~/ppi-benchmark$ psql -h localhost --user ppi -d ppi --password</text:p>
      <text:p text:style-name="Standard">Password for user ppi: </text:p>
      <text:p text:style-name="Standard">psql (10.10 (Ubuntu 10.10-0ubuntu0.18.04.1))</text:p>
      <text:p text:style-name="Standard">SSL connection (protocol: TLSv1.3, cipher: TLS_AES_256_GCM_SHA384, bits: 256, compression: off)</text:p>
      <text:p text:style-name="Standard">Type "help" for help.</text:p>
      <text:p text:style-name="Standard"/>
      <text:p text:style-name="Standard">ppi=&gt; \q</text:p>
      <text:p text:style-name="Standard">utkarsh@Utkarsh:~/ppi-benchmark$ cd Corpora</text:p>
      <text:p text:style-name="Standard">utkarsh@Utkarsh:~/ppi-benchmark/Corpora$ make download</text:p>
      <text:p text:style-name="Standard">make: *** No rule to make target 'download'. <text:s/>Stop.</text:p>
      <text:p text:style-name="Standard">utkarsh@Utkarsh:~/ppi-benchmark/Corpora$ make generate-enriched-xml</text:p>
      <text:p text:style-name="Standard">#@echo test <text:s/>1 = 1 -a -f "/home/utkarsh/ppi-benchmark/Corpora/Original-Modified/LLL.xml" -a -f "/home/utkarsh/ppi-benchmark/Corpora/Original-Modified/HPRD50.xml" -a -f "/home/utkarsh/ppi-benchmark/Corpora/Original-Modified/AIMed.xml" -a -f "/home/utkarsh/ppi-benchmark/Corpora/Original-Modified/BioInfer.xml" -a -f "/home/utkarsh/ppi-benchmark/Corpora/Original-Modified/IEPA.xml" </text:p>
      <text:p text:style-name="Standard"><text:soft-page-break/>#@echo test <text:s/>1 = 1 -a -f "/home/utkarsh/ppi-benchmark/Corpora/Original-Modified/LLL.xml" -a -f "/home/utkarsh/ppi-benchmark/Corpora/Original-Modified/HPRD50.xml" -a -f "/home/utkarsh/ppi-benchmark/Corpora/Original-Modified/AIMed.xml" -a -f "/home/utkarsh/ppi-benchmark/Corpora/Original-Modified/BioInfer.xml" -a -f "/home/utkarsh/ppi-benchmark/Corpora/Original-Modified/IEPA.xml" <text:s/>|| echo missing </text:p>
      <text:p text:style-name="Standard">wget -nc http://mars.cs.utu.fi/PPICorpora/AImed-learning-format.xml.gz </text:p>
      <text:p text:style-name="Standard">--2020-01-07 19:15:39-- <text:s/>http://mars.cs.utu.fi/PPICorpora/AImed-learning-format.xml.gz</text:p>
      <text:p text:style-name="Standard">Resolving mars.cs.utu.fi (mars.cs.utu.fi)... 130.232.252.21</text:p>
      <text:p text:style-name="Standard">Connecting to mars.cs.utu.fi (mars.cs.utu.fi)|130.232.252.21|:80... connected.</text:p>
      <text:p text:style-name="Standard">HTTP request sent, awaiting response... 200 OK</text:p>
      <text:p text:style-name="Standard">Length: 1590619 (1.5M) [application/x-gzip]</text:p>
      <text:p text:style-name="Standard">Saving to: ‘AImed-learning-format.xml.gz’</text:p>
      <text:p text:style-name="Standard"/>
      <text:p text:style-name="Standard">AImed-learning-form 100%[===================&gt;] <text:s text:c="2"/>1.52M <text:s/>83.5KB/s <text:s text:c="3"/>in 11s <text:s text:c="4"/></text:p>
      <text:p text:style-name="Standard"/>
      <text:p text:style-name="Standard">2020-01-07 19:15:55 (140 KB/s) - ‘AImed-learning-format.xml.gz’ saved [1590619/1590619]</text:p>
      <text:p text:style-name="Standard"/>
      <text:p text:style-name="Standard">wget -nc http://mars.cs.utu.fi/PPICorpora/BioInfer-learning-format.xml.gz</text:p>
      <text:p text:style-name="Standard">--2020-01-07 19:15:55-- <text:s/>http://mars.cs.utu.fi/PPICorpora/BioInfer-learning-format.xml.gz</text:p>
      <text:p text:style-name="Standard">Resolving mars.cs.utu.fi (mars.cs.utu.fi)... 130.232.252.21</text:p>
      <text:p text:style-name="Standard">Connecting to mars.cs.utu.fi (mars.cs.utu.fi)|130.232.252.21|:80... connected.</text:p>
      <text:p text:style-name="Standard">HTTP request sent, awaiting response... 200 OK</text:p>
      <text:p text:style-name="Standard">Length: 1221198 (1.2M) [application/x-gzip]</text:p>
      <text:p text:style-name="Standard">Saving to: ‘BioInfer-learning-format.xml.gz’</text:p>
      <text:p text:style-name="Standard"/>
      <text:p text:style-name="Standard">BioInfer-learning-f 100%[===================&gt;] <text:s text:c="2"/>1.16M <text:s text:c="2"/>291KB/s <text:s text:c="3"/>in 4.4s <text:s text:c="3"/></text:p>
      <text:p text:style-name="Standard"/>
      <text:p text:style-name="Standard">2020-01-07 19:16:00 (269 KB/s) - ‘BioInfer-learning-format.xml.gz’ saved [1221198/1221198]</text:p>
      <text:p text:style-name="Standard"/>
      <text:p text:style-name="Standard">wget -nc http://mars.cs.utu.fi/PPICorpora/HPRD50-learning-format.xml.gz</text:p>
      <text:p text:style-name="Standard">--2020-01-07 19:16:00-- <text:s/>http://mars.cs.utu.fi/PPICorpora/HPRD50-learning-format.xml.gz</text:p>
      <text:p text:style-name="Standard">Resolving mars.cs.utu.fi (mars.cs.utu.fi)... 130.232.252.21</text:p>
      <text:p text:style-name="Standard">Connecting to mars.cs.utu.fi (mars.cs.utu.fi)|130.232.252.21|:80... connected.</text:p>
      <text:p text:style-name="Standard">HTTP request sent, awaiting response... 200 OK</text:p>
      <text:p text:style-name="Standard">Length: 126577 (124K) [application/x-gzip]</text:p>
      <text:p text:style-name="Standard">Saving to: ‘HPRD50-learning-format.xml.gz’</text:p>
      <text:p text:style-name="Standard"/>
      <text:p text:style-name="Standard">HPRD50-learning-for 100%[===================&gt;] 123.61K <text:s/>80.9KB/s <text:s text:c="3"/>in 1.5s <text:s text:c="3"/></text:p>
      <text:p text:style-name="Standard"/>
      <text:p text:style-name="Standard">2020-01-07 19:16:02 (80.9 KB/s) - ‘HPRD50-learning-format.xml.gz’ saved [126577/126577]</text:p>
      <text:p text:style-name="Standard"/>
      <text:p text:style-name="Standard">wget -nc http://mars.cs.utu.fi/PPICorpora/IEPA-learning-format.xml.gz</text:p>
      <text:p text:style-name="Standard">--2020-01-07 19:16:02-- <text:s/>http://mars.cs.utu.fi/PPICorpora/IEPA-learning-format.xml.gz</text:p>
      <text:p text:style-name="Standard">Resolving mars.cs.utu.fi (mars.cs.utu.fi)... 130.232.252.21</text:p>
      <text:p text:style-name="Standard">Connecting to mars.cs.utu.fi (mars.cs.utu.fi)|130.232.252.21|:80... connected.</text:p>
      <text:p text:style-name="Standard">HTTP request sent, awaiting response... 200 OK</text:p>
      <text:p text:style-name="Standard">Length: 508352 (496K) [application/x-gzip]</text:p>
      <text:p text:style-name="Standard">Saving to: ‘IEPA-learning-format.xml.gz’</text:p>
      <text:p text:style-name="Standard"/>
      <text:p text:style-name="Standard">IEPA-learning-forma 100%[===================&gt;] 496.44K <text:s text:c="2"/>124KB/s <text:s text:c="3"/>in 4.0s <text:s text:c="3"/></text:p>
      <text:p text:style-name="Standard"/>
      <text:p text:style-name="Standard">2020-01-07 19:16:06 (124 KB/s) - ‘IEPA-learning-format.xml.gz’ saved [508352/508352]</text:p>
      <text:p text:style-name="Standard"><text:soft-page-break/></text:p>
      <text:p text:style-name="Standard">wget -nc http://mars.cs.utu.fi/PPICorpora/LLL-learning-format.xml.gz</text:p>
      <text:p text:style-name="Standard">--2020-01-07 19:16:06-- <text:s/>http://mars.cs.utu.fi/PPICorpora/LLL-learning-format.xml.gz</text:p>
      <text:p text:style-name="Standard">Resolving mars.cs.utu.fi (mars.cs.utu.fi)... 130.232.252.21</text:p>
      <text:p text:style-name="Standard">Connecting to mars.cs.utu.fi (mars.cs.utu.fi)|130.232.252.21|:80... connected.</text:p>
      <text:p text:style-name="Standard">HTTP request sent, awaiting response... 200 OK</text:p>
      <text:p text:style-name="Standard">Length: 76816 (75K) [application/x-gzip]</text:p>
      <text:p text:style-name="Standard">Saving to: ‘LLL-learning-format.xml.gz’</text:p>
      <text:p text:style-name="Standard"/>
      <text:p text:style-name="Standard">LLL-learning-format 100%[===================&gt;] <text:s/>75.02K <text:s/>73.3KB/s <text:s text:c="3"/>in 1.0s <text:s text:c="3"/></text:p>
      <text:p text:style-name="Standard"/>
      <text:p text:style-name="Standard">2020-01-07 19:16:08 (73.3 KB/s) - ‘LLL-learning-format.xml.gz’ saved [76816/76816]</text:p>
      <text:p text:style-name="Standard"/>
      <text:p text:style-name="Standard">rm -rf /home/utkarsh/ppi-benchmark/Corpora/Original-Modified</text:p>
      <text:p text:style-name="Standard">mkdir -p /home/utkarsh/ppi-benchmark/Corpora/Original-Modified</text:p>
      <text:p text:style-name="Standard">mv *.gz /home/utkarsh/ppi-benchmark/Corpora/Original-Modified</text:p>
      <text:p text:style-name="Standard">gunzip -f /home/utkarsh/ppi-benchmark/Corpora/Original-Modified/*.gz</text:p>
      <text:p text:style-name="Standard">find /home/utkarsh/ppi-benchmark/Corpora/Original-Modified -name '*.xml' | sed 's/-learning-format.xml//' | xargs -I'{}' mv '{}-learning-format.xml' '{}.xml'</text:p>
      <text:p text:style-name="Standard">mv /home/utkarsh/ppi-benchmark/Corpora/Original-Modified/AImed.xml /home/utkarsh/ppi-benchmark/Corpora/Original-Modified/AIMed.xml</text:p>
      <text:p text:style-name="Standard">make[1]: Entering directory '/home/utkarsh/ppi-benchmark/Corpora'</text:p>
      <text:p text:style-name="Standard">make[2]: Entering directory '/home/utkarsh/ppi-benchmark/Corpora'</text:p>
      <text:p text:style-name="Standard">mkdir -p "/home/utkarsh/ppi-benchmark/Parsing/Charniak-Lease-2006Aug-reranking-parser"</text:p>
      <text:p text:style-name="Standard">wget -nc --directory-prefix="/home/utkarsh/ppi-benchmark/Parsing/Charniak-Lease-2006Aug-reranking-parser" "ftp://ftp.cs.brown.edu/pub/nlparser/reranking-parserAug06.tar.gz"</text:p>
      <text:p text:style-name="Standard">--2020-01-07 19:16:08-- <text:s/>ftp://ftp.cs.brown.edu/pub/nlparser/reranking-parserAug06.tar.gz</text:p>
      <text:p text:style-name="Standard"><text:s text:c="11"/>=&gt; ‘/home/utkarsh/ppi-benchmark/Parsing/Charniak-Lease-2006Aug-reranking-parser/reranking-parserAug06.tar.gz’</text:p>
      <text:p text:style-name="Standard">Resolving ftp.cs.brown.edu (ftp.cs.brown.edu)... 128.148.32.111</text:p>
      <text:p text:style-name="Standard">Connecting to ftp.cs.brown.edu (ftp.cs.brown.edu)|128.148.32.111|:21... connected.</text:p>
      <text:p text:style-name="Standard">Logging in as anonymous ... Logged in!</text:p>
      <text:p text:style-name="Standard">==&gt; SYST ... done. <text:s text:c="3"/>==&gt; PWD ... done.</text:p>
      <text:p text:style-name="Standard">==&gt; TYPE I ... done. <text:s/>==&gt; CWD (1) /pub/nlparser ... done.</text:p>
      <text:p text:style-name="Standard">==&gt; SIZE reranking-parserAug06.tar.gz ... 28041345</text:p>
      <text:p text:style-name="Standard">==&gt; PASV ... done. <text:s text:c="3"/>==&gt; RETR reranking-parserAug06.tar.gz ... done.</text:p>
      <text:p text:style-name="Standard">Length: 28041345 (27M) (unauthoritative)</text:p>
      <text:p text:style-name="Standard"/>
      <text:p text:style-name="Standard">reranking-parserAug 100%[===================&gt;] <text:s/>26.74M <text:s/>1.32MB/s <text:s text:c="3"/>in 23s <text:s text:c="4"/></text:p>
      <text:p text:style-name="Standard"/>
      <text:p text:style-name="Standard">2020-01-07 19:16:38 (1.18 MB/s) - ‘/home/utkarsh/ppi-benchmark/Parsing/Charniak-Lease-2006Aug-reranking-parser/reranking-parserAug06.tar.gz’ saved [28041345]</text:p>
      <text:p text:style-name="Standard"/>
      <text:p text:style-name="Standard">make extract-all DIRECTORY="/home/utkarsh/ppi-benchmark/Parsing/Charniak-Lease-2006Aug-reranking-parser" </text:p>
      <text:p text:style-name="Standard">make[3]: Entering directory '/home/utkarsh/ppi-benchmark/Corpora'</text:p>
      <text:p text:style-name="Standard">reranking-parser/</text:p>
      <text:p text:style-name="Standard">reranking-parser/CVS/</text:p>
      <text:p text:style-name="Standard">reranking-parser/CVS/Root</text:p>
      <text:p text:style-name="Standard">reranking-parser/CVS/Repository</text:p>
      <text:p text:style-name="Standard">reranking-parser/CVS/Entries</text:p>
      <text:p text:style-name="Standard">reranking-parser/.cvsignore</text:p>
      <text:p text:style-name="Standard"><text:soft-page-break/>reranking-parser/Makefile</text:p>
      <text:p text:style-name="Standard">reranking-parser/Makefile.gavper</text:p>
      <text:p text:style-name="Standard">reranking-parser/README</text:p>
      <text:p text:style-name="Standard">reranking-parser/parse-50best.sh</text:p>
      <text:p text:style-name="Standard">reranking-parser/parse-eval.sh</text:p>
      <text:p text:style-name="Standard">reranking-parser/parse.sh</text:p>
      <text:p text:style-name="Standard">reranking-parser/sample-data.txt</text:p>
      <text:p text:style-name="Standard">reranking-parser/steedman.txt</text:p>
      <text:p text:style-name="Standard">reranking-parser/train-eval-reranker.sh</text:p>
      <text:p text:style-name="Standard">reranking-parser/evalb/</text:p>
      <text:p text:style-name="Standard">reranking-parser/evalb/CVS/</text:p>
      <text:p text:style-name="Standard">reranking-parser/evalb/CVS/Root</text:p>
      <text:p text:style-name="Standard">reranking-parser/evalb/CVS/Repository</text:p>
      <text:p text:style-name="Standard">reranking-parser/evalb/CVS/Entries</text:p>
      <text:p text:style-name="Standard">reranking-parser/evalb/.cvsignore</text:p>
      <text:p text:style-name="Standard">reranking-parser/evalb/COLLINS.prm</text:p>
      <text:p text:style-name="Standard">reranking-parser/evalb/Makefile</text:p>
      <text:p text:style-name="Standard">reranking-parser/evalb/README</text:p>
      <text:p text:style-name="Standard">reranking-parser/evalb/README.brown</text:p>
      <text:p text:style-name="Standard">reranking-parser/evalb/evalb.c</text:p>
      <text:p text:style-name="Standard">reranking-parser/evalb/new-evalb.c</text:p>
      <text:p text:style-name="Standard">reranking-parser/evalb/new.prm</text:p>
      <text:p text:style-name="Standard">reranking-parser/evalb/sample.gld</text:p>
      <text:p text:style-name="Standard">reranking-parser/evalb/sample.prm</text:p>
      <text:p text:style-name="Standard">reranking-parser/evalb/sample.rsl</text:p>
      <text:p text:style-name="Standard">reranking-parser/evalb/sample.tst</text:p>
      <text:p text:style-name="Standard">reranking-parser/evalb/tgrep_proc.prl</text:p>
      <text:p text:style-name="Standard">reranking-parser/evalb/evalb</text:p>
      <text:p text:style-name="Standard">reranking-parser/first-stage/</text:p>
      <text:p text:style-name="Standard">reranking-parser/first-stage/CVS/</text:p>
      <text:p text:style-name="Standard">reranking-parser/first-stage/CVS/Root</text:p>
      <text:p text:style-name="Standard">reranking-parser/first-stage/CVS/Repository</text:p>
      <text:p text:style-name="Standard">reranking-parser/first-stage/CVS/Entries</text:p>
      <text:p text:style-name="Standard">reranking-parser/first-stage/.cvsignore</text:p>
      <text:p text:style-name="Standard">reranking-parser/first-stage/.nfs0152717300000005</text:p>
      <text:p text:style-name="Standard">reranking-parser/first-stage/README</text:p>
      <text:p text:style-name="Standard">reranking-parser/first-stage/DATA/</text:p>
      <text:p text:style-name="Standard">reranking-parser/first-stage/DATA/CVS/</text:p>
      <text:p text:style-name="Standard">reranking-parser/first-stage/DATA/CVS/Root</text:p>
      <text:p text:style-name="Standard">reranking-parser/first-stage/DATA/CVS/Repository</text:p>
      <text:p text:style-name="Standard">reranking-parser/first-stage/DATA/CVS/Entries</text:p>
      <text:p text:style-name="Standard">reranking-parser/first-stage/DATA/CH/</text:p>
      <text:p text:style-name="Standard">reranking-parser/first-stage/DATA/CH/CVS/</text:p>
      <text:p text:style-name="Standard">reranking-parser/first-stage/DATA/CH/CVS/Root</text:p>
      <text:p text:style-name="Standard">reranking-parser/first-stage/DATA/CH/CVS/Repository</text:p>
      <text:p text:style-name="Standard">reranking-parser/first-stage/DATA/CH/CVS/Entries</text:p>
      <text:p text:style-name="Standard">reranking-parser/first-stage/DATA/CH/bugFix.txt</text:p>
      <text:p text:style-name="Standard">reranking-parser/first-stage/DATA/CH/featInfo.h</text:p>
      <text:p text:style-name="Standard">reranking-parser/first-stage/DATA/CH/featInfo.l</text:p>
      <text:p text:style-name="Standard">reranking-parser/first-stage/DATA/CH/featInfo.lm</text:p>
      <text:p text:style-name="Standard">reranking-parser/first-stage/DATA/CH/featInfo.m</text:p>
      <text:p text:style-name="Standard">reranking-parser/first-stage/DATA/CH/featInfo.r</text:p>
      <text:p text:style-name="Standard"><text:soft-page-break/>reranking-parser/first-stage/DATA/CH/featInfo.rm</text:p>
      <text:p text:style-name="Standard">reranking-parser/first-stage/DATA/CH/featInfo.ru</text:p>
      <text:p text:style-name="Standard">reranking-parser/first-stage/DATA/CH/featInfo.s</text:p>
      <text:p text:style-name="Standard">reranking-parser/first-stage/DATA/CH/featInfo.t</text:p>
      <text:p text:style-name="Standard">reranking-parser/first-stage/DATA/CH/featInfo.tt</text:p>
      <text:p text:style-name="Standard">reranking-parser/first-stage/DATA/CH/featInfo.u</text:p>
      <text:p text:style-name="Standard">reranking-parser/first-stage/DATA/CH/headInfo.txt</text:p>
      <text:p text:style-name="Standard">reranking-parser/first-stage/DATA/CH/terms.txt</text:p>
      <text:p text:style-name="Standard">reranking-parser/first-stage/DATA/EN/</text:p>
      <text:p text:style-name="Standard">reranking-parser/first-stage/DATA/EN/CVS/</text:p>
      <text:p text:style-name="Standard">reranking-parser/first-stage/DATA/EN/CVS/Root</text:p>
      <text:p text:style-name="Standard">reranking-parser/first-stage/DATA/EN/CVS/Repository</text:p>
      <text:p text:style-name="Standard">reranking-parser/first-stage/DATA/EN/CVS/Entries</text:p>
      <text:p text:style-name="Standard">reranking-parser/first-stage/DATA/EN/bugFix.txt</text:p>
      <text:p text:style-name="Standard">reranking-parser/first-stage/DATA/EN/endings.txt</text:p>
      <text:p text:style-name="Standard">reranking-parser/first-stage/DATA/EN/featInfo.h</text:p>
      <text:p text:style-name="Standard">reranking-parser/first-stage/DATA/EN/featInfo.l</text:p>
      <text:p text:style-name="Standard">reranking-parser/first-stage/DATA/EN/featInfo.lm</text:p>
      <text:p text:style-name="Standard">reranking-parser/first-stage/DATA/EN/featInfo.m</text:p>
      <text:p text:style-name="Standard">reranking-parser/first-stage/DATA/EN/featInfo.r</text:p>
      <text:p text:style-name="Standard">reranking-parser/first-stage/DATA/EN/featInfo.rm</text:p>
      <text:p text:style-name="Standard">reranking-parser/first-stage/DATA/EN/featInfo.ru</text:p>
      <text:p text:style-name="Standard">reranking-parser/first-stage/DATA/EN/featInfo.s</text:p>
      <text:p text:style-name="Standard">reranking-parser/first-stage/DATA/EN/featInfo.t</text:p>
      <text:p text:style-name="Standard">reranking-parser/first-stage/DATA/EN/featInfo.tt</text:p>
      <text:p text:style-name="Standard">reranking-parser/first-stage/DATA/EN/featInfo.u</text:p>
      <text:p text:style-name="Standard">reranking-parser/first-stage/DATA/EN/h.g</text:p>
      <text:p text:style-name="Standard">reranking-parser/first-stage/DATA/EN/h.lambdas</text:p>
      <text:p text:style-name="Standard">reranking-parser/first-stage/DATA/EN/headInfo.txt</text:p>
      <text:p text:style-name="Standard">reranking-parser/first-stage/DATA/EN/l.g</text:p>
      <text:p text:style-name="Standard">reranking-parser/first-stage/DATA/EN/l.lambdas</text:p>
      <text:p text:style-name="Standard">reranking-parser/first-stage/DATA/EN/lm.g</text:p>
      <text:p text:style-name="Standard">reranking-parser/first-stage/DATA/EN/lm.lambdas</text:p>
      <text:p text:style-name="Standard">reranking-parser/first-stage/DATA/EN/m.g</text:p>
      <text:p text:style-name="Standard">reranking-parser/first-stage/DATA/EN/m.lambdas</text:p>
      <text:p text:style-name="Standard">reranking-parser/first-stage/DATA/EN/nttCounts.txt</text:p>
      <text:p text:style-name="Standard">reranking-parser/first-stage/DATA/EN/pSgT.txt</text:p>
      <text:p text:style-name="Standard">reranking-parser/first-stage/DATA/EN/pUgT.txt</text:p>
      <text:p text:style-name="Standard">reranking-parser/first-stage/DATA/EN/r.g</text:p>
      <text:p text:style-name="Standard">reranking-parser/first-stage/DATA/EN/r.lambdas</text:p>
      <text:p text:style-name="Standard">reranking-parser/first-stage/DATA/EN/rm.g</text:p>
      <text:p text:style-name="Standard">reranking-parser/first-stage/DATA/EN/rm.lambdas</text:p>
      <text:p text:style-name="Standard">reranking-parser/first-stage/DATA/EN/ru.g</text:p>
      <text:p text:style-name="Standard">reranking-parser/first-stage/DATA/EN/ru.lambdas</text:p>
      <text:p text:style-name="Standard">reranking-parser/first-stage/DATA/EN/sometxt</text:p>
      <text:p text:style-name="Standard">reranking-parser/first-stage/DATA/EN/terms.txt</text:p>
      <text:p text:style-name="Standard">reranking-parser/first-stage/DATA/EN/tt.g</text:p>
      <text:p text:style-name="Standard">reranking-parser/first-stage/DATA/EN/tt.lambdas</text:p>
      <text:p text:style-name="Standard">reranking-parser/first-stage/DATA/EN/u.g</text:p>
      <text:p text:style-name="Standard">reranking-parser/first-stage/DATA/EN/u.lambdas</text:p>
      <text:p text:style-name="Standard">reranking-parser/first-stage/DATA/EN/unitRules.txt</text:p>
      <text:p text:style-name="Standard">reranking-parser/first-stage/DATA/EN/PStatInfo/</text:p>
      <text:p text:style-name="Standard"><text:soft-page-break/>reranking-parser/first-stage/DATA/EN/PStatInfo/pStat.txt</text:p>
      <text:p text:style-name="Standard">reranking-parser/first-stage/DATA/LM/</text:p>
      <text:p text:style-name="Standard">reranking-parser/first-stage/DATA/LM/CVS/</text:p>
      <text:p text:style-name="Standard">reranking-parser/first-stage/DATA/LM/CVS/Root</text:p>
      <text:p text:style-name="Standard">reranking-parser/first-stage/DATA/LM/CVS/Repository</text:p>
      <text:p text:style-name="Standard">reranking-parser/first-stage/DATA/LM/CVS/Entries</text:p>
      <text:p text:style-name="Standard">reranking-parser/first-stage/DATA/LM/bugFix.txt</text:p>
      <text:p text:style-name="Standard">reranking-parser/first-stage/DATA/LM/endings.txt</text:p>
      <text:p text:style-name="Standard">reranking-parser/first-stage/DATA/LM/featInfo.h</text:p>
      <text:p text:style-name="Standard">reranking-parser/first-stage/DATA/LM/featInfo.l</text:p>
      <text:p text:style-name="Standard">reranking-parser/first-stage/DATA/LM/featInfo.lm</text:p>
      <text:p text:style-name="Standard">reranking-parser/first-stage/DATA/LM/featInfo.m</text:p>
      <text:p text:style-name="Standard">reranking-parser/first-stage/DATA/LM/featInfo.r</text:p>
      <text:p text:style-name="Standard">reranking-parser/first-stage/DATA/LM/featInfo.rm</text:p>
      <text:p text:style-name="Standard">reranking-parser/first-stage/DATA/LM/featInfo.ru</text:p>
      <text:p text:style-name="Standard">reranking-parser/first-stage/DATA/LM/featInfo.s</text:p>
      <text:p text:style-name="Standard">reranking-parser/first-stage/DATA/LM/featInfo.t</text:p>
      <text:p text:style-name="Standard">reranking-parser/first-stage/DATA/LM/featInfo.tt</text:p>
      <text:p text:style-name="Standard">reranking-parser/first-stage/DATA/LM/featInfo.u</text:p>
      <text:p text:style-name="Standard">reranking-parser/first-stage/DATA/LM/featInfo.ww</text:p>
      <text:p text:style-name="Standard">reranking-parser/first-stage/DATA/LM/headInfo.txt</text:p>
      <text:p text:style-name="Standard">reranking-parser/first-stage/DATA/LM/nttCounts.txt</text:p>
      <text:p text:style-name="Standard">reranking-parser/first-stage/DATA/LM/pSgT.txt</text:p>
      <text:p text:style-name="Standard">reranking-parser/first-stage/DATA/LM/pUgT.txt</text:p>
      <text:p text:style-name="Standard">reranking-parser/first-stage/DATA/LM/rules.txt</text:p>
      <text:p text:style-name="Standard">reranking-parser/first-stage/DATA/LM/terms.txt</text:p>
      <text:p text:style-name="Standard">reranking-parser/first-stage/DATA/LM/unitRules.txt</text:p>
      <text:p text:style-name="Standard">reranking-parser/first-stage/DATA/PStatInfo/</text:p>
      <text:p text:style-name="Standard">reranking-parser/first-stage/DATA/PStatInfo/CVS/</text:p>
      <text:p text:style-name="Standard">reranking-parser/first-stage/DATA/PStatInfo/CVS/Root</text:p>
      <text:p text:style-name="Standard">reranking-parser/first-stage/DATA/PStatInfo/CVS/Repository</text:p>
      <text:p text:style-name="Standard">reranking-parser/first-stage/DATA/PStatInfo/CVS/Entries</text:p>
      <text:p text:style-name="Standard">reranking-parser/first-stage/DATALM/</text:p>
      <text:p text:style-name="Standard">reranking-parser/first-stage/DATALM/CVS/</text:p>
      <text:p text:style-name="Standard">reranking-parser/first-stage/DATALM/CVS/Root</text:p>
      <text:p text:style-name="Standard">reranking-parser/first-stage/DATALM/CVS/Repository</text:p>
      <text:p text:style-name="Standard">reranking-parser/first-stage/DATALM/CVS/Entries</text:p>
      <text:p text:style-name="Standard">reranking-parser/first-stage/PARSE/</text:p>
      <text:p text:style-name="Standard">reranking-parser/first-stage/PARSE/CVS/</text:p>
      <text:p text:style-name="Standard">reranking-parser/first-stage/PARSE/CVS/Root</text:p>
      <text:p text:style-name="Standard">reranking-parser/first-stage/PARSE/CVS/Repository</text:p>
      <text:p text:style-name="Standard">reranking-parser/first-stage/PARSE/CVS/Entries</text:p>
      <text:p text:style-name="Standard">reranking-parser/first-stage/PARSE/.cvsignore</text:p>
      <text:p text:style-name="Standard">reranking-parser/first-stage/PARSE/AnsHeap.C</text:p>
      <text:p text:style-name="Standard">reranking-parser/first-stage/PARSE/AnsHeap.h</text:p>
      <text:p text:style-name="Standard">reranking-parser/first-stage/PARSE/AnsStrCounts.C</text:p>
      <text:p text:style-name="Standard">reranking-parser/first-stage/PARSE/AnswerTree.C</text:p>
      <text:p text:style-name="Standard">reranking-parser/first-stage/PARSE/AnswerTree.h</text:p>
      <text:p text:style-name="Standard">reranking-parser/first-stage/PARSE/Bchart.C</text:p>
      <text:p text:style-name="Standard">reranking-parser/first-stage/PARSE/Bchart.h</text:p>
      <text:p text:style-name="Standard">reranking-parser/first-stage/PARSE/BchartSm.C</text:p>
      <text:p text:style-name="Standard">reranking-parser/first-stage/PARSE/Bst.C</text:p>
      <text:p text:style-name="Standard"><text:soft-page-break/>reranking-parser/first-stage/PARSE/Bst.h</text:p>
      <text:p text:style-name="Standard">reranking-parser/first-stage/PARSE/ChartBase.C</text:p>
      <text:p text:style-name="Standard">reranking-parser/first-stage/PARSE/ChartBase.h</text:p>
      <text:p text:style-name="Standard">reranking-parser/first-stage/PARSE/ClassRule.C</text:p>
      <text:p text:style-name="Standard">reranking-parser/first-stage/PARSE/ClassRule.h</text:p>
      <text:p text:style-name="Standard">reranking-parser/first-stage/PARSE/CntxArray.C</text:p>
      <text:p text:style-name="Standard">reranking-parser/first-stage/PARSE/CntxArray.h</text:p>
      <text:p text:style-name="Standard">reranking-parser/first-stage/PARSE/CombineBests.C</text:p>
      <text:p text:style-name="Standard">reranking-parser/first-stage/PARSE/CombineBests.h</text:p>
      <text:p text:style-name="Standard">reranking-parser/first-stage/PARSE/ECArgs.C</text:p>
      <text:p text:style-name="Standard">reranking-parser/first-stage/PARSE/ECArgs.h</text:p>
      <text:p text:style-name="Standard">reranking-parser/first-stage/PARSE/ECString.h</text:p>
      <text:p text:style-name="Standard">reranking-parser/first-stage/PARSE/Edge.C</text:p>
      <text:p text:style-name="Standard">reranking-parser/first-stage/PARSE/Edge.h</text:p>
      <text:p text:style-name="Standard">reranking-parser/first-stage/PARSE/EdgeHeap.C</text:p>
      <text:p text:style-name="Standard">reranking-parser/first-stage/PARSE/EdgeHeap.h</text:p>
      <text:p text:style-name="Standard">reranking-parser/first-stage/PARSE/EgsFromTree.C</text:p>
      <text:p text:style-name="Standard">reranking-parser/first-stage/PARSE/FBinaryArray.C</text:p>
      <text:p text:style-name="Standard">reranking-parser/first-stage/PARSE/FBinaryArray.h</text:p>
      <text:p text:style-name="Standard">reranking-parser/first-stage/PARSE/Feat.C</text:p>
      <text:p text:style-name="Standard">reranking-parser/first-stage/PARSE/Feat.h</text:p>
      <text:p text:style-name="Standard">reranking-parser/first-stage/PARSE/Feature.C</text:p>
      <text:p text:style-name="Standard">reranking-parser/first-stage/PARSE/Feature.h</text:p>
      <text:p text:style-name="Standard">reranking-parser/first-stage/PARSE/FeatureTree.C</text:p>
      <text:p text:style-name="Standard">reranking-parser/first-stage/PARSE/FeatureTree.h</text:p>
      <text:p text:style-name="Standard">reranking-parser/first-stage/PARSE/Field.C</text:p>
      <text:p text:style-name="Standard">reranking-parser/first-stage/PARSE/Field.h</text:p>
      <text:p text:style-name="Standard">reranking-parser/first-stage/PARSE/FullHist.C</text:p>
      <text:p text:style-name="Standard">reranking-parser/first-stage/PARSE/FullHist.h</text:p>
      <text:p text:style-name="Standard">reranking-parser/first-stage/PARSE/GotIter.C</text:p>
      <text:p text:style-name="Standard">reranking-parser/first-stage/PARSE/GotIter.h</text:p>
      <text:p text:style-name="Standard">reranking-parser/first-stage/PARSE/InputTree.C</text:p>
      <text:p text:style-name="Standard">reranking-parser/first-stage/PARSE/InputTree.h</text:p>
      <text:p text:style-name="Standard">reranking-parser/first-stage/PARSE/Item.C</text:p>
      <text:p text:style-name="Standard">reranking-parser/first-stage/PARSE/Item.h</text:p>
      <text:p text:style-name="Standard">reranking-parser/first-stage/PARSE/Link.C</text:p>
      <text:p text:style-name="Standard">reranking-parser/first-stage/PARSE/Link.h</text:p>
      <text:p text:style-name="Standard">reranking-parser/first-stage/PARSE/MeChart.C</text:p>
      <text:p text:style-name="Standard">reranking-parser/first-stage/PARSE/MeChart.h</text:p>
      <text:p text:style-name="Standard">reranking-parser/first-stage/PARSE/Params.C</text:p>
      <text:p text:style-name="Standard">reranking-parser/first-stage/PARSE/Params.h</text:p>
      <text:p text:style-name="Standard">reranking-parser/first-stage/PARSE/ParseStats.C</text:p>
      <text:p text:style-name="Standard">reranking-parser/first-stage/PARSE/ParseStats.h</text:p>
      <text:p text:style-name="Standard">reranking-parser/first-stage/PARSE/ReadTree.C</text:p>
      <text:p text:style-name="Standard">reranking-parser/first-stage/PARSE/ReadTree.h</text:p>
      <text:p text:style-name="Standard">reranking-parser/first-stage/PARSE/ScoreTree.C</text:p>
      <text:p text:style-name="Standard">reranking-parser/first-stage/PARSE/ScoreTree.h</text:p>
      <text:p text:style-name="Standard">reranking-parser/first-stage/PARSE/SentRep.C</text:p>
      <text:p text:style-name="Standard">reranking-parser/first-stage/PARSE/SentRep.h</text:p>
      <text:p text:style-name="Standard">reranking-parser/first-stage/PARSE/Term.C</text:p>
      <text:p text:style-name="Standard">reranking-parser/first-stage/PARSE/Term.h</text:p>
      <text:p text:style-name="Standard">reranking-parser/first-stage/PARSE/TimeIt.C</text:p>
      <text:p text:style-name="Standard"><text:soft-page-break/>reranking-parser/first-stage/PARSE/TimeIt.h</text:p>
      <text:p text:style-name="Standard">reranking-parser/first-stage/PARSE/UnitRules.C</text:p>
      <text:p text:style-name="Standard">reranking-parser/first-stage/PARSE/UnitRules.h</text:p>
      <text:p text:style-name="Standard">reranking-parser/first-stage/PARSE/ValHeap.C</text:p>
      <text:p text:style-name="Standard">reranking-parser/first-stage/PARSE/ValHeap.h</text:p>
      <text:p text:style-name="Standard">reranking-parser/first-stage/PARSE/Wrd.h</text:p>
      <text:p text:style-name="Standard">reranking-parser/first-stage/PARSE/auxify.C</text:p>
      <text:p text:style-name="Standard">reranking-parser/first-stage/PARSE/auxify.h</text:p>
      <text:p text:style-name="Standard">reranking-parser/first-stage/PARSE/edgeSubFns.C</text:p>
      <text:p text:style-name="Standard">reranking-parser/first-stage/PARSE/edgeSubFns.h</text:p>
      <text:p text:style-name="Standard">reranking-parser/first-stage/PARSE/ewDciTokStrm.C</text:p>
      <text:p text:style-name="Standard">reranking-parser/first-stage/PARSE/ewDciTokStrm.h</text:p>
      <text:p text:style-name="Standard">reranking-parser/first-stage/PARSE/extraMain.C</text:p>
      <text:p text:style-name="Standard">reranking-parser/first-stage/PARSE/extraMain.h</text:p>
      <text:p text:style-name="Standard">reranking-parser/first-stage/PARSE/fhSubFns.C</text:p>
      <text:p text:style-name="Standard">reranking-parser/first-stage/PARSE/fhSubFns.h</text:p>
      <text:p text:style-name="Standard">reranking-parser/first-stage/PARSE/headFinder.C</text:p>
      <text:p text:style-name="Standard">reranking-parser/first-stage/PARSE/headFinder.h</text:p>
      <text:p text:style-name="Standard">reranking-parser/first-stage/PARSE/headFinderCh.C</text:p>
      <text:p text:style-name="Standard">reranking-parser/first-stage/PARSE/headFinderCh.h</text:p>
      <text:p text:style-name="Standard">reranking-parser/first-stage/PARSE/makefile</text:p>
      <text:p text:style-name="Standard">reranking-parser/first-stage/PARSE/parseIt.C</text:p>
      <text:p text:style-name="Standard">reranking-parser/first-stage/PARSE/oparseIt.C</text:p>
      <text:p text:style-name="Standard">reranking-parser/first-stage/PARSE/utils.C</text:p>
      <text:p text:style-name="Standard">reranking-parser/first-stage/PARSE/utils.h</text:p>
      <text:p text:style-name="Standard">reranking-parser/first-stage/PARSE/evalTree.C</text:p>
      <text:p text:style-name="Standard">reranking-parser/first-stage/PARSE/Bchart.d</text:p>
      <text:p text:style-name="Standard">reranking-parser/first-stage/PARSE/BchartSm.d</text:p>
      <text:p text:style-name="Standard">reranking-parser/first-stage/PARSE/Bst.d</text:p>
      <text:p text:style-name="Standard">reranking-parser/first-stage/PARSE/FBinaryArray.d</text:p>
      <text:p text:style-name="Standard">reranking-parser/first-stage/PARSE/CntxArray.d</text:p>
      <text:p text:style-name="Standard">reranking-parser/first-stage/PARSE/ChartBase.d</text:p>
      <text:p text:style-name="Standard">reranking-parser/first-stage/PARSE/ClassRule.d</text:p>
      <text:p text:style-name="Standard">reranking-parser/first-stage/PARSE/ECArgs.d</text:p>
      <text:p text:style-name="Standard">reranking-parser/first-stage/PARSE/Edge.d</text:p>
      <text:p text:style-name="Standard">reranking-parser/first-stage/PARSE/EdgeHeap.d</text:p>
      <text:p text:style-name="Standard">reranking-parser/first-stage/PARSE/Feat.d</text:p>
      <text:p text:style-name="Standard">reranking-parser/first-stage/PARSE/Feature.d</text:p>
      <text:p text:style-name="Standard">reranking-parser/first-stage/PARSE/FeatureTree.d</text:p>
      <text:p text:style-name="Standard">reranking-parser/first-stage/PARSE/Field.d</text:p>
      <text:p text:style-name="Standard">reranking-parser/first-stage/PARSE/FullHist.d</text:p>
      <text:p text:style-name="Standard">reranking-parser/first-stage/PARSE/GotIter.d</text:p>
      <text:p text:style-name="Standard">reranking-parser/first-stage/PARSE/InputTree.d</text:p>
      <text:p text:style-name="Standard">reranking-parser/first-stage/PARSE/Item.d</text:p>
      <text:p text:style-name="Standard">reranking-parser/first-stage/PARSE/Link.d</text:p>
      <text:p text:style-name="Standard">reranking-parser/first-stage/PARSE/Params.d</text:p>
      <text:p text:style-name="Standard">reranking-parser/first-stage/PARSE/ParseStats.d</text:p>
      <text:p text:style-name="Standard">reranking-parser/first-stage/PARSE/SentRep.d</text:p>
      <text:p text:style-name="Standard">reranking-parser/first-stage/PARSE/Term.d</text:p>
      <text:p text:style-name="Standard">reranking-parser/first-stage/PARSE/evalTree</text:p>
      <text:p text:style-name="Standard">reranking-parser/first-stage/PARSE/TimeIt.d</text:p>
      <text:p text:style-name="Standard">reranking-parser/first-stage/PARSE/UnitRules.d</text:p>
      <text:p text:style-name="Standard"><text:soft-page-break/>reranking-parser/first-stage/PARSE/ValHeap.d</text:p>
      <text:p text:style-name="Standard">reranking-parser/first-stage/PARSE/edgeSubFns.d</text:p>
      <text:p text:style-name="Standard">reranking-parser/first-stage/PARSE/ewDciTokStrm.d</text:p>
      <text:p text:style-name="Standard">reranking-parser/first-stage/PARSE/extraMain.d</text:p>
      <text:p text:style-name="Standard">reranking-parser/first-stage/PARSE/fhSubFns.d</text:p>
      <text:p text:style-name="Standard">reranking-parser/first-stage/PARSE/headFinder.d</text:p>
      <text:p text:style-name="Standard">reranking-parser/first-stage/PARSE/headFinderCh.d</text:p>
      <text:p text:style-name="Standard">reranking-parser/first-stage/PARSE/utils.d</text:p>
      <text:p text:style-name="Standard">reranking-parser/first-stage/PARSE/MeChart.d</text:p>
      <text:p text:style-name="Standard">reranking-parser/first-stage/PARSE/.#examp</text:p>
      <text:p text:style-name="Standard">reranking-parser/first-stage/PARSE/tt</text:p>
      <text:p text:style-name="Standard">reranking-parser/first-stage/PARSE/problems</text:p>
      <text:p text:style-name="Standard">reranking-parser/first-stage/PARSE/#examp#</text:p>
      <text:p text:style-name="Standard">reranking-parser/first-stage/TRAIN/</text:p>
      <text:p text:style-name="Standard">reranking-parser/first-stage/TRAIN/CVS/</text:p>
      <text:p text:style-name="Standard">reranking-parser/first-stage/TRAIN/CVS/Root</text:p>
      <text:p text:style-name="Standard">reranking-parser/first-stage/TRAIN/CVS/Repository</text:p>
      <text:p text:style-name="Standard">reranking-parser/first-stage/TRAIN/CVS/Entries</text:p>
      <text:p text:style-name="Standard">reranking-parser/first-stage/TRAIN/.cvsignore</text:p>
      <text:p text:style-name="Standard">reranking-parser/first-stage/TRAIN/ClassRule.C</text:p>
      <text:p text:style-name="Standard">reranking-parser/first-stage/TRAIN/ClassRule.h</text:p>
      <text:p text:style-name="Standard">reranking-parser/first-stage/TRAIN/ECArgs.C</text:p>
      <text:p text:style-name="Standard">reranking-parser/first-stage/TRAIN/ECArgs.h</text:p>
      <text:p text:style-name="Standard">reranking-parser/first-stage/TRAIN/ECString.h</text:p>
      <text:p text:style-name="Standard">reranking-parser/first-stage/TRAIN/EmpNums.C</text:p>
      <text:p text:style-name="Standard">reranking-parser/first-stage/TRAIN/EmpNums.h</text:p>
      <text:p text:style-name="Standard">reranking-parser/first-stage/TRAIN/Feat.C</text:p>
      <text:p text:style-name="Standard">reranking-parser/first-stage/TRAIN/Feat.h</text:p>
      <text:p text:style-name="Standard">reranking-parser/first-stage/TRAIN/FeatIter.C</text:p>
      <text:p text:style-name="Standard">reranking-parser/first-stage/TRAIN/FeatIter.h</text:p>
      <text:p text:style-name="Standard">reranking-parser/first-stage/TRAIN/FeatTreeIter.C</text:p>
      <text:p text:style-name="Standard">reranking-parser/first-stage/TRAIN/FeatTreeIter.h</text:p>
      <text:p text:style-name="Standard">reranking-parser/first-stage/TRAIN/Feature.C</text:p>
      <text:p text:style-name="Standard">reranking-parser/first-stage/TRAIN/Feature.h</text:p>
      <text:p text:style-name="Standard">reranking-parser/first-stage/TRAIN/FeatureTree.C</text:p>
      <text:p text:style-name="Standard">reranking-parser/first-stage/TRAIN/FeatureTree.h</text:p>
      <text:p text:style-name="Standard">reranking-parser/first-stage/TRAIN/InputTree.C</text:p>
      <text:p text:style-name="Standard">reranking-parser/first-stage/TRAIN/InputTree.h</text:p>
      <text:p text:style-name="Standard">reranking-parser/first-stage/TRAIN/Phegt.C</text:p>
      <text:p text:style-name="Standard">reranking-parser/first-stage/TRAIN/Phegt.h</text:p>
      <text:p text:style-name="Standard">reranking-parser/first-stage/TRAIN/Pst.C</text:p>
      <text:p text:style-name="Standard">reranking-parser/first-stage/TRAIN/Pst.h</text:p>
      <text:p text:style-name="Standard">reranking-parser/first-stage/TRAIN/README</text:p>
      <text:p text:style-name="Standard">reranking-parser/first-stage/TRAIN/Smoother.C</text:p>
      <text:p text:style-name="Standard">reranking-parser/first-stage/TRAIN/Smoother.h</text:p>
      <text:p text:style-name="Standard">reranking-parser/first-stage/TRAIN/Term.C</text:p>
      <text:p text:style-name="Standard">reranking-parser/first-stage/TRAIN/Term.h</text:p>
      <text:p text:style-name="Standard">reranking-parser/first-stage/TRAIN/TreeHist.h</text:p>
      <text:p text:style-name="Standard">reranking-parser/first-stage/TRAIN/UnitRules.C</text:p>
      <text:p text:style-name="Standard">reranking-parser/first-stage/TRAIN/UnitRules.h</text:p>
      <text:p text:style-name="Standard">reranking-parser/first-stage/TRAIN/WordInfo.h</text:p>
      <text:p text:style-name="Standard">reranking-parser/first-stage/TRAIN/allScript</text:p>
      <text:p text:style-name="Standard"><text:soft-page-break/>reranking-parser/first-stage/TRAIN/auxify.C</text:p>
      <text:p text:style-name="Standard">reranking-parser/first-stage/TRAIN/auxify.h</text:p>
      <text:p text:style-name="Standard">reranking-parser/first-stage/TRAIN/ccInd.C</text:p>
      <text:p text:style-name="Standard">reranking-parser/first-stage/TRAIN/ccInd.h</text:p>
      <text:p text:style-name="Standard">reranking-parser/first-stage/TRAIN/getProbs.C</text:p>
      <text:p text:style-name="Standard">reranking-parser/first-stage/TRAIN/getProbs.h</text:p>
      <text:p text:style-name="Standard">reranking-parser/first-stage/TRAIN/headFinder.C</text:p>
      <text:p text:style-name="Standard">reranking-parser/first-stage/TRAIN/headFinder.h</text:p>
      <text:p text:style-name="Standard">reranking-parser/first-stage/TRAIN/headFinderCh.C</text:p>
      <text:p text:style-name="Standard">reranking-parser/first-stage/TRAIN/headFinderCh.h</text:p>
      <text:p text:style-name="Standard">reranking-parser/first-stage/TRAIN/iScale.C</text:p>
      <text:p text:style-name="Standard">reranking-parser/first-stage/TRAIN/kn3Counts.C</text:p>
      <text:p text:style-name="Standard">reranking-parser/first-stage/TRAIN/makefile</text:p>
      <text:p text:style-name="Standard">reranking-parser/first-stage/TRAIN/pSfgT.C</text:p>
      <text:p text:style-name="Standard">reranking-parser/first-stage/TRAIN/pSgT.C</text:p>
      <text:p text:style-name="Standard">reranking-parser/first-stage/TRAIN/pTgNt.C</text:p>
      <text:p text:style-name="Standard">reranking-parser/first-stage/TRAIN/pUgT.C</text:p>
      <text:p text:style-name="Standard">reranking-parser/first-stage/TRAIN/rCounts.C</text:p>
      <text:p text:style-name="Standard">reranking-parser/first-stage/TRAIN/selFeats.C</text:p>
      <text:p text:style-name="Standard">reranking-parser/first-stage/TRAIN/trainRs.C</text:p>
      <text:p text:style-name="Standard">reranking-parser/first-stage/TRAIN/trainRsUtils.C</text:p>
      <text:p text:style-name="Standard">reranking-parser/first-stage/TRAIN/trainRsUtils.h</text:p>
      <text:p text:style-name="Standard">reranking-parser/first-stage/TRAIN/treeHistSf.C</text:p>
      <text:p text:style-name="Standard">reranking-parser/first-stage/TRAIN/treeHistSf.h</text:p>
      <text:p text:style-name="Standard">reranking-parser/first-stage/TRAIN/tt</text:p>
      <text:p text:style-name="Standard">reranking-parser/first-stage/TRAIN/utils.C</text:p>
      <text:p text:style-name="Standard">reranking-parser/first-stage/TRAIN/utils.h</text:p>
      <text:p text:style-name="Standard">reranking-parser/first-stage/ecstuff/</text:p>
      <text:p text:style-name="Standard">reranking-parser/first-stage/ecstuff/CVS/</text:p>
      <text:p text:style-name="Standard">reranking-parser/first-stage/ecstuff/CVS/Root</text:p>
      <text:p text:style-name="Standard">reranking-parser/first-stage/ecstuff/CVS/Repository</text:p>
      <text:p text:style-name="Standard">reranking-parser/first-stage/ecstuff/CVS/Entries</text:p>
      <text:p text:style-name="Standard">reranking-parser/first-stage/ecstuff/finPTest.C</text:p>
      <text:p text:style-name="Standard">reranking-parser/first-stage/ecstuff/jobstorun250</text:p>
      <text:p text:style-name="Standard">reranking-parser/first-stage/ecstuff/rParse.C</text:p>
      <text:p text:style-name="Standard">reranking-parser/first-stage/ecstuff/testEval</text:p>
      <text:p text:style-name="Standard">reranking-parser/first-stage/ecstuff/testScript</text:p>
      <text:p text:style-name="Standard">reranking-parser/first-stage/ecstuff/tt</text:p>
      <text:p text:style-name="Standard">reranking-parser/first-stage/ecstuff/wwBCTest.C</text:p>
      <text:p text:style-name="Standard">reranking-parser/second-stage/</text:p>
      <text:p text:style-name="Standard">reranking-parser/second-stage/CVS/</text:p>
      <text:p text:style-name="Standard">reranking-parser/second-stage/CVS/Root</text:p>
      <text:p text:style-name="Standard">reranking-parser/second-stage/CVS/Repository</text:p>
      <text:p text:style-name="Standard">reranking-parser/second-stage/CVS/Entries</text:p>
      <text:p text:style-name="Standard">reranking-parser/second-stage/.cvsignore</text:p>
      <text:p text:style-name="Standard">reranking-parser/second-stage/Makefile</text:p>
      <text:p text:style-name="Standard">reranking-parser/second-stage/Makefile.mc</text:p>
      <text:p text:style-name="Standard">reranking-parser/second-stage/README</text:p>
      <text:p text:style-name="Standard">reranking-parser/second-stage/models/</text:p>
      <text:p text:style-name="Standard">reranking-parser/second-stage/models/CVS/</text:p>
      <text:p text:style-name="Standard">reranking-parser/second-stage/models/CVS/Root</text:p>
      <text:p text:style-name="Standard">reranking-parser/second-stage/models/CVS/Repository</text:p>
      <text:p text:style-name="Standard"><text:soft-page-break/>reranking-parser/second-stage/models/CVS/Entries</text:p>
      <text:p text:style-name="Standard">reranking-parser/second-stage/models/ec50spfinal/</text:p>
      <text:p text:style-name="Standard">reranking-parser/second-stage/models/ec50spfinal/CVS/</text:p>
      <text:p text:style-name="Standard">reranking-parser/second-stage/models/ec50spfinal/CVS/Root</text:p>
      <text:p text:style-name="Standard">reranking-parser/second-stage/models/ec50spfinal/CVS/Repository</text:p>
      <text:p text:style-name="Standard">reranking-parser/second-stage/models/ec50spfinal/CVS/Entries</text:p>
      <text:p text:style-name="Standard">reranking-parser/second-stage/models/ec50spfinal/cvlm-l1c10P1-weights.gz</text:p>
      <text:p text:style-name="Standard">reranking-parser/second-stage/models/ec50spfinal/features.gz</text:p>
      <text:p text:style-name="Standard">reranking-parser/second-stage/notes/</text:p>
      <text:p text:style-name="Standard">reranking-parser/second-stage/notes/CVS/</text:p>
      <text:p text:style-name="Standard">reranking-parser/second-stage/notes/CVS/Root</text:p>
      <text:p text:style-name="Standard">reranking-parser/second-stage/notes/CVS/Repository</text:p>
      <text:p text:style-name="Standard">reranking-parser/second-stage/notes/CVS/Entries</text:p>
      <text:p text:style-name="Standard">reranking-parser/second-stage/notes/make-trees.out</text:p>
      <text:p text:style-name="Standard">reranking-parser/second-stage/notes/oracle.txt</text:p>
      <text:p text:style-name="Standard">reranking-parser/second-stage/notes/supersenses.txt</text:p>
      <text:p text:style-name="Standard">reranking-parser/second-stage/programs/</text:p>
      <text:p text:style-name="Standard">reranking-parser/second-stage/programs/CVS/</text:p>
      <text:p text:style-name="Standard">reranking-parser/second-stage/programs/CVS/Root</text:p>
      <text:p text:style-name="Standard">reranking-parser/second-stage/programs/CVS/Repository</text:p>
      <text:p text:style-name="Standard">reranking-parser/second-stage/programs/CVS/Entries</text:p>
      <text:p text:style-name="Standard">reranking-parser/second-stage/programs/Makefile</text:p>
      <text:p text:style-name="Standard">reranking-parser/second-stage/programs/eval-beam/</text:p>
      <text:p text:style-name="Standard">reranking-parser/second-stage/programs/eval-beam/CVS/</text:p>
      <text:p text:style-name="Standard">reranking-parser/second-stage/programs/eval-beam/CVS/Root</text:p>
      <text:p text:style-name="Standard">reranking-parser/second-stage/programs/eval-beam/CVS/Repository</text:p>
      <text:p text:style-name="Standard">reranking-parser/second-stage/programs/eval-beam/CVS/Entries</text:p>
      <text:p text:style-name="Standard">reranking-parser/second-stage/programs/eval-beam/.cvsignore</text:p>
      <text:p text:style-name="Standard">reranking-parser/second-stage/programs/eval-beam/Makefile</text:p>
      <text:p text:style-name="Standard">reranking-parser/second-stage/programs/eval-beam/README</text:p>
      <text:p text:style-name="Standard">reranking-parser/second-stage/programs/eval-beam/custom_allocator.h</text:p>
      <text:p text:style-name="Standard">reranking-parser/second-stage/programs/eval-beam/dp-data.h</text:p>
      <text:p text:style-name="Standard">reranking-parser/second-stage/programs/eval-beam/histogram.h</text:p>
      <text:p text:style-name="Standard">reranking-parser/second-stage/programs/eval-beam/main.cc</text:p>
      <text:p text:style-name="Standard">reranking-parser/second-stage/programs/eval-beam/read-tree.l</text:p>
      <text:p text:style-name="Standard">reranking-parser/second-stage/programs/eval-beam/sym.cc</text:p>
      <text:p text:style-name="Standard">reranking-parser/second-stage/programs/eval-beam/sym.h</text:p>
      <text:p text:style-name="Standard">reranking-parser/second-stage/programs/eval-beam/symset.h</text:p>
      <text:p text:style-name="Standard">reranking-parser/second-stage/programs/eval-beam/tree.h</text:p>
      <text:p text:style-name="Standard">reranking-parser/second-stage/programs/eval-beam/utility.h</text:p>
      <text:p text:style-name="Standard">reranking-parser/second-stage/programs/eval-weights/</text:p>
      <text:p text:style-name="Standard">reranking-parser/second-stage/programs/eval-weights/CVS/</text:p>
      <text:p text:style-name="Standard">reranking-parser/second-stage/programs/eval-weights/CVS/Root</text:p>
      <text:p text:style-name="Standard">reranking-parser/second-stage/programs/eval-weights/CVS/Repository</text:p>
      <text:p text:style-name="Standard">reranking-parser/second-stage/programs/eval-weights/CVS/Entries</text:p>
      <text:p text:style-name="Standard">reranking-parser/second-stage/programs/eval-weights/.cvsignore</text:p>
      <text:p text:style-name="Standard">reranking-parser/second-stage/programs/eval-weights/Makefile</text:p>
      <text:p text:style-name="Standard">reranking-parser/second-stage/programs/eval-weights/README</text:p>
      <text:p text:style-name="Standard">reranking-parser/second-stage/programs/eval-weights/best-feature-weights.py</text:p>
      <text:p text:style-name="Standard">reranking-parser/second-stage/programs/eval-weights/best-indices.cc</text:p>
      <text:p text:style-name="Standard">reranking-parser/second-stage/programs/eval-weights/best-parse.cc</text:p>
      <text:p text:style-name="Standard">reranking-parser/second-stage/programs/eval-weights/best-parses.cc</text:p>
      <text:p text:style-name="Standard"><text:soft-page-break/>reranking-parser/second-stage/programs/eval-weights/cephes.c</text:p>
      <text:p text:style-name="Standard">reranking-parser/second-stage/programs/eval-weights/cephes.h</text:p>
      <text:p text:style-name="Standard">reranking-parser/second-stage/programs/eval-weights/compare-models.cc</text:p>
      <text:p text:style-name="Standard">reranking-parser/second-stage/programs/eval-weights/custom_allocator.h</text:p>
      <text:p text:style-name="Standard">reranking-parser/second-stage/programs/eval-weights/data.c</text:p>
      <text:p text:style-name="Standard">reranking-parser/second-stage/programs/eval-weights/data.h</text:p>
      <text:p text:style-name="Standard">reranking-parser/second-stage/programs/eval-weights/dp-data.h</text:p>
      <text:p text:style-name="Standard">reranking-parser/second-stage/programs/eval-weights/eval-weights.cc</text:p>
      <text:p text:style-name="Standard">reranking-parser/second-stage/programs/eval-weights/lmdata.c</text:p>
      <text:p text:style-name="Standard">reranking-parser/second-stage/programs/eval-weights/lmdata.h</text:p>
      <text:p text:style-name="Standard">reranking-parser/second-stage/programs/eval-weights/popen.h</text:p>
      <text:p text:style-name="Standard">reranking-parser/second-stage/programs/eval-weights/pretty-print.cc</text:p>
      <text:p text:style-name="Standard">reranking-parser/second-stage/programs/eval-weights/read-tree.cc</text:p>
      <text:p text:style-name="Standard">reranking-parser/second-stage/programs/eval-weights/read-tree.l</text:p>
      <text:p text:style-name="Standard">reranking-parser/second-stage/programs/eval-weights/sym.cc</text:p>
      <text:p text:style-name="Standard">reranking-parser/second-stage/programs/eval-weights/sym.h</text:p>
      <text:p text:style-name="Standard">reranking-parser/second-stage/programs/eval-weights/symset.h</text:p>
      <text:p text:style-name="Standard">reranking-parser/second-stage/programs/eval-weights/tree.h</text:p>
      <text:p text:style-name="Standard">reranking-parser/second-stage/programs/eval-weights/utility.h</text:p>
      <text:p text:style-name="Standard">reranking-parser/second-stage/programs/features/</text:p>
      <text:p text:style-name="Standard">reranking-parser/second-stage/programs/features/CVS/</text:p>
      <text:p text:style-name="Standard">reranking-parser/second-stage/programs/features/CVS/Root</text:p>
      <text:p text:style-name="Standard">reranking-parser/second-stage/programs/features/CVS/Repository</text:p>
      <text:p text:style-name="Standard">reranking-parser/second-stage/programs/features/CVS/Entries</text:p>
      <text:p text:style-name="Standard">reranking-parser/second-stage/programs/features/.cvsignore</text:p>
      <text:p text:style-name="Standard">reranking-parser/second-stage/programs/features/Makefile</text:p>
      <text:p text:style-name="Standard">reranking-parser/second-stage/programs/features/README</text:p>
      <text:p text:style-name="Standard">reranking-parser/second-stage/programs/features/best-parses.cc</text:p>
      <text:p text:style-name="Standard">reranking-parser/second-stage/programs/features/big-spfeatures.h</text:p>
      <text:p text:style-name="Standard">reranking-parser/second-stage/programs/features/collins-features.h</text:p>
      <text:p text:style-name="Standard">reranking-parser/second-stage/programs/features/custom_allocator.h</text:p>
      <text:p text:style-name="Standard">reranking-parser/second-stage/programs/features/dp-data.h</text:p>
      <text:p text:style-name="Standard">reranking-parser/second-stage/programs/features/extract-spfeatures.cc</text:p>
      <text:p text:style-name="Standard">reranking-parser/second-stage/programs/features/features.h</text:p>
      <text:p text:style-name="Standard">reranking-parser/second-stage/programs/features/heads.cc</text:p>
      <text:p text:style-name="Standard">reranking-parser/second-stage/programs/features/heads.h</text:p>
      <text:p text:style-name="Standard">reranking-parser/second-stage/programs/features/lexical_cast.h</text:p>
      <text:p text:style-name="Standard">reranking-parser/second-stage/programs/features/oracle-score.cc</text:p>
      <text:p text:style-name="Standard">reranking-parser/second-stage/programs/features/popen.h</text:p>
      <text:p text:style-name="Standard">reranking-parser/second-stage/programs/features/read-tree.l</text:p>
      <text:p text:style-name="Standard">reranking-parser/second-stage/programs/features/selected-spfeatures.h</text:p>
      <text:p text:style-name="Standard">reranking-parser/second-stage/programs/features/sp-data.h</text:p>
      <text:p text:style-name="Standard">reranking-parser/second-stage/programs/features/spcfeatures.h</text:p>
      <text:p text:style-name="Standard">reranking-parser/second-stage/programs/features/spfeatures.h</text:p>
      <text:p text:style-name="Standard">reranking-parser/second-stage/programs/features/sptree.h</text:p>
      <text:p text:style-name="Standard">reranking-parser/second-stage/programs/features/sstring.h</text:p>
      <text:p text:style-name="Standard">reranking-parser/second-stage/programs/features/sym.cc</text:p>
      <text:p text:style-name="Standard">reranking-parser/second-stage/programs/features/sym.h</text:p>
      <text:p text:style-name="Standard">reranking-parser/second-stage/programs/features/symset.h</text:p>
      <text:p text:style-name="Standard">reranking-parser/second-stage/programs/features/tree.h</text:p>
      <text:p text:style-name="Standard">reranking-parser/second-stage/programs/features/utility.h</text:p>
      <text:p text:style-name="Standard">reranking-parser/second-stage/programs/features/best-parses.d</text:p>
      <text:p text:style-name="Standard"><text:soft-page-break/>reranking-parser/second-stage/programs/features/best-parses.o</text:p>
      <text:p text:style-name="Standard">reranking-parser/second-stage/programs/features/heads.d</text:p>
      <text:p text:style-name="Standard">reranking-parser/second-stage/programs/features/heads.o</text:p>
      <text:p text:style-name="Standard">reranking-parser/second-stage/programs/features/read-tree.cc</text:p>
      <text:p text:style-name="Standard">reranking-parser/second-stage/programs/features/read-tree.d</text:p>
      <text:p text:style-name="Standard">reranking-parser/second-stage/programs/features/read-tree.o</text:p>
      <text:p text:style-name="Standard">reranking-parser/second-stage/programs/features/sym.d</text:p>
      <text:p text:style-name="Standard">reranking-parser/second-stage/programs/features/sym.o</text:p>
      <text:p text:style-name="Standard">reranking-parser/second-stage/programs/features/best-parses</text:p>
      <text:p text:style-name="Standard">reranking-parser/second-stage/programs/prepare-data/</text:p>
      <text:p text:style-name="Standard">reranking-parser/second-stage/programs/prepare-data/CVS/</text:p>
      <text:p text:style-name="Standard">reranking-parser/second-stage/programs/prepare-data/CVS/Root</text:p>
      <text:p text:style-name="Standard">reranking-parser/second-stage/programs/prepare-data/CVS/Repository</text:p>
      <text:p text:style-name="Standard">reranking-parser/second-stage/programs/prepare-data/CVS/Entries</text:p>
      <text:p text:style-name="Standard">reranking-parser/second-stage/programs/prepare-data/.cvsignore</text:p>
      <text:p text:style-name="Standard">reranking-parser/second-stage/programs/prepare-data/Makefile</text:p>
      <text:p text:style-name="Standard">reranking-parser/second-stage/programs/prepare-data/README</text:p>
      <text:p text:style-name="Standard">reranking-parser/second-stage/programs/prepare-data/copy-sentences.cc</text:p>
      <text:p text:style-name="Standard">reranking-parser/second-stage/programs/prepare-data/copy-trees-ss.cc</text:p>
      <text:p text:style-name="Standard">reranking-parser/second-stage/programs/prepare-data/copy-trees.cc</text:p>
      <text:p text:style-name="Standard">reranking-parser/second-stage/programs/prepare-data/count-new-sentences.py</text:p>
      <text:p text:style-name="Standard">reranking-parser/second-stage/programs/prepare-data/count-sentences.py</text:p>
      <text:p text:style-name="Standard">reranking-parser/second-stage/programs/prepare-data/count-sentences2.py</text:p>
      <text:p text:style-name="Standard">reranking-parser/second-stage/programs/prepare-data/custom_allocator.h</text:p>
      <text:p text:style-name="Standard">reranking-parser/second-stage/programs/prepare-data/lexical_cast.h</text:p>
      <text:p text:style-name="Standard">reranking-parser/second-stage/programs/prepare-data/prepare-data-michael.cc</text:p>
      <text:p text:style-name="Standard">reranking-parser/second-stage/programs/prepare-data/prepare-data.cc</text:p>
      <text:p text:style-name="Standard">reranking-parser/second-stage/programs/prepare-data/prepare-data2.cc</text:p>
      <text:p text:style-name="Standard">reranking-parser/second-stage/programs/prepare-data/prepare-ec-data.cc</text:p>
      <text:p text:style-name="Standard">reranking-parser/second-stage/programs/prepare-data/prepare-ec-data100</text:p>
      <text:p text:style-name="Standard">reranking-parser/second-stage/programs/prepare-data/prepare-ec-data100.cc</text:p>
      <text:p text:style-name="Standard">reranking-parser/second-stage/programs/prepare-data/prepare-new-data.cc</text:p>
      <text:p text:style-name="Standard">reranking-parser/second-stage/programs/prepare-data/ptb.cc</text:p>
      <text:p text:style-name="Standard">reranking-parser/second-stage/programs/prepare-data/read-tree.l</text:p>
      <text:p text:style-name="Standard">reranking-parser/second-stage/programs/prepare-data/sym.cc</text:p>
      <text:p text:style-name="Standard">reranking-parser/second-stage/programs/prepare-data/sym.h</text:p>
      <text:p text:style-name="Standard">reranking-parser/second-stage/programs/prepare-data/symset.h</text:p>
      <text:p text:style-name="Standard">reranking-parser/second-stage/programs/prepare-data/tree.h</text:p>
      <text:p text:style-name="Standard">reranking-parser/second-stage/programs/prepare-data/utility.h</text:p>
      <text:p text:style-name="Standard">reranking-parser/second-stage/programs/prepare-data/write-collins-trees.py</text:p>
      <text:p text:style-name="Standard">reranking-parser/second-stage/programs/prepare-data/ptb.o</text:p>
      <text:p text:style-name="Standard">reranking-parser/second-stage/programs/prepare-data/sym.o</text:p>
      <text:p text:style-name="Standard">reranking-parser/second-stage/programs/prepare-data/ptb</text:p>
      <text:p text:style-name="Standard">reranking-parser/second-stage/programs/wlle/</text:p>
      <text:p text:style-name="Standard">reranking-parser/second-stage/programs/wlle/CVS/</text:p>
      <text:p text:style-name="Standard">reranking-parser/second-stage/programs/wlle/CVS/Root</text:p>
      <text:p text:style-name="Standard">reranking-parser/second-stage/programs/wlle/CVS/Repository</text:p>
      <text:p text:style-name="Standard">reranking-parser/second-stage/programs/wlle/CVS/Entries</text:p>
      <text:p text:style-name="Standard">reranking-parser/second-stage/programs/wlle/.cvsignore</text:p>
      <text:p text:style-name="Standard">reranking-parser/second-stage/programs/wlle/Makefile</text:p>
      <text:p text:style-name="Standard">reranking-parser/second-stage/programs/wlle/README</text:p>
      <text:p text:style-name="Standard">reranking-parser/second-stage/programs/wlle/amoeba.h</text:p>
      <text:p text:style-name="Standard"><text:soft-page-break/>reranking-parser/second-stage/programs/wlle/avper.cc</text:p>
      <text:p text:style-name="Standard">reranking-parser/second-stage/programs/wlle/custom_allocator.h</text:p>
      <text:p text:style-name="Standard">reranking-parser/second-stage/programs/wlle/cvlm.cc</text:p>
      <text:p text:style-name="Standard">reranking-parser/second-stage/programs/wlle/gavper.cc</text:p>
      <text:p text:style-name="Standard">reranking-parser/second-stage/programs/wlle/greedy.h</text:p>
      <text:p text:style-name="Standard">reranking-parser/second-stage/programs/wlle/lm.cc</text:p>
      <text:p text:style-name="Standard">reranking-parser/second-stage/programs/wlle/lmdata.c</text:p>
      <text:p text:style-name="Standard">reranking-parser/second-stage/programs/wlle/lmdata.h</text:p>
      <text:p text:style-name="Standard">reranking-parser/second-stage/programs/wlle/oracle.cc</text:p>
      <text:p text:style-name="Standard">reranking-parser/second-stage/programs/wlle/powell.h</text:p>
      <text:p text:style-name="Standard">reranking-parser/second-stage/programs/wlle/pqueue.h</text:p>
      <text:p text:style-name="Standard">reranking-parser/second-stage/programs/wlle/tao-optimizer.h</text:p>
      <text:p text:style-name="Standard">reranking-parser/second-stage/programs/wlle/utility.h</text:p>
      <text:p text:style-name="Standard">reranking-parser/second-stage/programs/wlle/wavper.cc</text:p>
      <text:p text:style-name="Standard">reranking-parser/oparse.sh</text:p>
      <text:p text:style-name="Standard">reranking-parser/a.out</text:p>
      <text:p text:style-name="Standard">make[3]: Leaving directory '/home/utkarsh/ppi-benchmark/Corpora'</text:p>
      <text:p text:style-name="Standard">make[2]: Leaving directory '/home/utkarsh/ppi-benchmark/Corpora'</text:p>
      <text:p text:style-name="Standard">make[1]: Leaving directory '/home/utkarsh/ppi-benchmark/Corpora'</text:p>
      <text:p text:style-name="Standard">patching file Makefile</text:p>
      <text:p text:style-name="Standard">patching file first-stage/PARSE/Bchart.C</text:p>
      <text:p text:style-name="Standard">patching file first-stage/PARSE/BchartSm.C</text:p>
      <text:p text:style-name="Standard">patching file first-stage/PARSE/ECArgs.C</text:p>
      <text:p text:style-name="Standard">patching file first-stage/PARSE/ECString.h</text:p>
      <text:p text:style-name="Standard">patching file first-stage/PARSE/Feature.h</text:p>
      <text:p text:style-name="Standard">patching file first-stage/PARSE/parseIt.C</text:p>
      <text:p text:style-name="Standard">patching file first-stage/PARSE/utils.C</text:p>
      <text:p text:style-name="Standard">patching file first-stage/PARSE/utils.h</text:p>
      <text:p text:style-name="Standard">patching file first-stage/TRAIN/Feature.h</text:p>
      <text:p text:style-name="Standard">patching file first-stage/TRAIN/Pst.C</text:p>
      <text:p text:style-name="Standard">patching file first-stage/TRAIN/pSfgT.C</text:p>
      <text:p text:style-name="Standard">patching file first-stage/TRAIN/pSgT.C</text:p>
      <text:p text:style-name="Standard">patching file first-stage/TRAIN/pTgNt.C</text:p>
      <text:p text:style-name="Standard">patching file first-stage/TRAIN/pUgT.C</text:p>
      <text:p text:style-name="Standard">patching file first-stage/TRAIN/treeHistSf.C</text:p>
      <text:p text:style-name="Standard">patching file first-stage/TRAIN/utils.C</text:p>
      <text:p text:style-name="Standard">patching file first-stage/TRAIN/utils.h</text:p>
      <text:p text:style-name="Standard">patching file second-stage/programs/eval-weights/popen.h</text:p>
      <text:p text:style-name="Standard">patching file second-stage/programs/features/best-parses.cc</text:p>
      <text:p text:style-name="Standard">patching file second-stage/programs/features/dp-data.h</text:p>
      <text:p text:style-name="Standard">patching file second-stage/programs/features/lexical_cast.h</text:p>
      <text:p text:style-name="Standard">patching file second-stage/programs/features/popen.h</text:p>
      <text:p text:style-name="Standard">patching file second-stage/programs/features/sp-data.h</text:p>
      <text:p text:style-name="Standard">patching file second-stage/programs/features/sstring.h</text:p>
      <text:p text:style-name="Standard">patching file second-stage/programs/features/tree.h</text:p>
      <text:p text:style-name="Standard">patching file second-stage/programs/features/utility.h</text:p>
      <text:p text:style-name="Standard">patching file second-stage/programs/prepare-data/lexical_cast.h</text:p>
      <text:p text:style-name="Standard">patching file second-stage/programs/prepare-data/tree.h</text:p>
      <text:p text:style-name="Standard">patching file second-stage/programs/prepare-data/utility.h</text:p>
      <text:p text:style-name="Standard">make[1]: Entering directory '/home/utkarsh/ppi-benchmark/Parsing/Charniak-Lease-2006Aug-reranking-parser/reranking-parser'</text:p>
      <text:p text:style-name="Standard">(cd first-stage; rm -f PARSE/*.o; rm -f TRAIN/*.o; rm -f PARSE/*.d; rm -f TRAIN/*.d)</text:p>
      <text:p text:style-name="Standard"><text:soft-page-break/>make -C first-stage/TRAIN clean</text:p>
      <text:p text:style-name="Standard">make[2]: Entering directory '/home/utkarsh/ppi-benchmark/Parsing/Charniak-Lease-2006Aug-reranking-parser/reranking-parser/first-stage/TRAIN'</text:p>
      <text:p text:style-name="Standard">rm -f *.o </text:p>
      <text:p text:style-name="Standard">make[2]: Leaving directory '/home/utkarsh/ppi-benchmark/Parsing/Charniak-Lease-2006Aug-reranking-parser/reranking-parser/first-stage/TRAIN'</text:p>
      <text:p text:style-name="Standard">make -C first-stage/PARSE clean</text:p>
      <text:p text:style-name="Standard">make[2]: Entering directory '/home/utkarsh/ppi-benchmark/Parsing/Charniak-Lease-2006Aug-reranking-parser/reranking-parser/first-stage/PARSE'</text:p>
      <text:p text:style-name="Standard">rm -f *.o parseIt wwBCTest rParse *~ threads</text:p>
      <text:p text:style-name="Standard">make[2]: Leaving directory '/home/utkarsh/ppi-benchmark/Parsing/Charniak-Lease-2006Aug-reranking-parser/reranking-parser/first-stage/PARSE'</text:p>
      <text:p text:style-name="Standard">make -C second-stage clean</text:p>
      <text:p text:style-name="Standard">make[2]: Entering directory '/home/utkarsh/ppi-benchmark/Parsing/Charniak-Lease-2006Aug-reranking-parser/reranking-parser/second-stage'</text:p>
      <text:p text:style-name="Standard">rm -fr *~ nbest features eval</text:p>
      <text:p text:style-name="Standard">make -C programs clean</text:p>
      <text:p text:style-name="Standard">make[3]: Entering directory '/home/utkarsh/ppi-benchmark/Parsing/Charniak-Lease-2006Aug-reranking-parser/reranking-parser/second-stage/programs'</text:p>
      <text:p text:style-name="Standard">rm -fr *~</text:p>
      <text:p text:style-name="Standard">make -C eval-beam clean</text:p>
      <text:p text:style-name="Standard">make[4]: Entering directory '/home/utkarsh/ppi-benchmark/Parsing/Charniak-Lease-2006Aug-reranking-parser/reranking-parser/second-stage/programs/eval-beam'</text:p>
      <text:p text:style-name="Standard">rm -fr *.o *.d core main read-tree.cc </text:p>
      <text:p text:style-name="Standard">make[4]: Leaving directory '/home/utkarsh/ppi-benchmark/Parsing/Charniak-Lease-2006Aug-reranking-parser/reranking-parser/second-stage/programs/eval-beam'</text:p>
      <text:p text:style-name="Standard">make -C eval-weights clean</text:p>
      <text:p text:style-name="Standard">make[4]: Entering directory '/home/utkarsh/ppi-benchmark/Parsing/Charniak-Lease-2006Aug-reranking-parser/reranking-parser/second-stage/programs/eval-weights'</text:p>
      <text:p text:style-name="Standard">rm -fr *.d *.o *~ core read-tree.cc</text:p>
      <text:p text:style-name="Standard">make[4]: Leaving directory '/home/utkarsh/ppi-benchmark/Parsing/Charniak-Lease-2006Aug-reranking-parser/reranking-parser/second-stage/programs/eval-weights'</text:p>
      <text:p text:style-name="Standard">make -C features clean</text:p>
      <text:p text:style-name="Standard">make[4]: Entering directory '/home/utkarsh/ppi-benchmark/Parsing/Charniak-Lease-2006Aug-reranking-parser/reranking-parser/second-stage/programs/features'</text:p>
      <text:p text:style-name="Standard">rm -fr *.o *.d *~ core read-tree.cc </text:p>
      <text:p text:style-name="Standard">make[4]: Leaving directory '/home/utkarsh/ppi-benchmark/Parsing/Charniak-Lease-2006Aug-reranking-parser/reranking-parser/second-stage/programs/features'</text:p>
      <text:p text:style-name="Standard">make -C prepare-data clean</text:p>
      <text:p text:style-name="Standard">make[4]: Entering directory '/home/utkarsh/ppi-benchmark/Parsing/Charniak-Lease-2006Aug-reranking-parser/reranking-parser/second-stage/programs/prepare-data'</text:p>
      <text:p text:style-name="Standard">rm -fr *.o *.d core read-tree.cc *~ </text:p>
      <text:p text:style-name="Standard">make[4]: Leaving directory '/home/utkarsh/ppi-benchmark/Parsing/Charniak-Lease-2006Aug-reranking-parser/reranking-parser/second-stage/programs/prepare-data'</text:p>
      <text:p text:style-name="Standard">make -C wlle clean</text:p>
      <text:p text:style-name="Standard">make[4]: Entering directory '/home/utkarsh/ppi-benchmark/Parsing/Charniak-Lease-2006Aug-reranking-parser/reranking-parser/second-stage/programs/wlle'</text:p>
      <text:p text:style-name="Standard">rm -fr *.a *.d *.o *~ avper cvlm gavper </text:p>
      <text:p text:style-name="Standard">make[4]: Leaving directory '/home/utkarsh/ppi-benchmark/Parsing/Charniak-Lease-2006Aug-reranking-parser/reranking-parser/second-stage/programs/wlle'</text:p>
      <text:p text:style-name="Standard">make[3]: Leaving directory '/home/utkarsh/ppi-benchmark/Parsing/Charniak-Lease-2006Aug-reranking-parser/reranking-parser/second-stage/programs'</text:p>
      <text:p text:style-name="Standard"><text:soft-page-break/>make[2]: Leaving directory '/home/utkarsh/ppi-benchmark/Parsing/Charniak-Lease-2006Aug-reranking-parser/reranking-parser/second-stage'</text:p>
      <text:p text:style-name="Standard">make[1]: Leaving directory '/home/utkarsh/ppi-benchmark/Parsing/Charniak-Lease-2006Aug-reranking-parser/reranking-parser'</text:p>
      <text:p text:style-name="Standard">make[1]: Entering directory '/home/utkarsh/ppi-benchmark/Parsing/Charniak-Lease-2006Aug-reranking-parser/reranking-parser'</text:p>
      <text:p text:style-name="Standard">make -C first-stage/PARSE parseIt</text:p>
      <text:p text:style-name="Standard">make[2]: Entering directory '/home/utkarsh/ppi-benchmark/Parsing/Charniak-Lease-2006Aug-reranking-parser/reranking-parser/first-stage/PARSE'</text:p>
      <text:p text:style-name="Standard">g++ -MMD -O6 -Wall -ffast-math -finline-functions -fomit-frame-pointer -fstrict-aliasing <text:s/>-c -O5 Bchart.C</text:p>
      <text:p text:style-name="Standard">g++ -MMD -O6 -Wall -ffast-math -finline-functions -fomit-frame-pointer -fstrict-aliasing <text:s/>-c -O5 BchartSm.C</text:p>
      <text:p text:style-name="Standard">g++ -MMD -O6 -Wall -ffast-math -finline-functions -fomit-frame-pointer -fstrict-aliasing <text:s/>-c -O5 Bst.C</text:p>
      <text:p text:style-name="Standard">Bst.C: In member function ‘Val* Bst::next(int)’:</text:p>
      <text:p text:style-name="Standard">Bst.C:45:10: warning: variable ‘oprob’ set but not used [-Wunused-but-set-variable]</text:p>
      <text:p text:style-name="Standard"><text:s text:c="3"/>double oprob = 1;</text:p>
      <text:p text:style-name="Standard"><text:s text:c="10"/>^~~~~</text:p>
      <text:p text:style-name="Standard">In file included from Feature.h:29:0,</text:p>
      <text:p text:style-name="Standard"><text:s text:c="17"/>from Term.h:34,</text:p>
      <text:p text:style-name="Standard"><text:s text:c="17"/>from Edge.h:27,</text:p>
      <text:p text:style-name="Standard"><text:s text:c="17"/>from Bst.h:5,</text:p>
      <text:p text:style-name="Standard"><text:s text:c="17"/>from Bst.C:2:</text:p>
      <text:p text:style-name="Standard">Bst.C: In destructor ‘Bst::~Bst()’:</text:p>
      <text:p text:style-name="Standard">Bst.C:107:23: warning: comparison between signed and unsigned integer expressions [-Wsign-compare]</text:p>
      <text:p text:style-name="Standard"><text:s text:c="3"/>assert(nbest.size() == num());</text:p>
      <text:p text:style-name="Standard"><text:s text:c="10"/>~~~~~~~~~~~~~^~~~~~~~</text:p>
      <text:p text:style-name="Standard">g++ -MMD -O6 -Wall -ffast-math -finline-functions -fomit-frame-pointer -fstrict-aliasing <text:s/>-c -O5 FBinaryArray.C</text:p>
      <text:p text:style-name="Standard">g++ -MMD -O6 -Wall -ffast-math -finline-functions -fomit-frame-pointer -fstrict-aliasing <text:s/>-c -O5 CntxArray.C</text:p>
      <text:p text:style-name="Standard">g++ -MMD -O6 -Wall -ffast-math -finline-functions -fomit-frame-pointer -fstrict-aliasing <text:s/>-c -O5 ChartBase.C</text:p>
      <text:p text:style-name="Standard">ChartBase.C: In member function ‘void ChartBase::free_chart_items(Items&amp;)’:</text:p>
      <text:p text:style-name="Standard">ChartBase.C:262:20: warning: variable ‘temp’ set but not used [-Wunused-but-set-variable]</text:p>
      <text:p text:style-name="Standard"><text:s text:c="5"/>Item <text:s text:c="9"/>*temp;</text:p>
      <text:p text:style-name="Standard"><text:s text:c="20"/>^~~~</text:p>
      <text:p text:style-name="Standard">g++ -MMD -O6 -Wall -ffast-math -finline-functions -fomit-frame-pointer -fstrict-aliasing <text:s/>-c -O5 ClassRule.C</text:p>
      <text:p text:style-name="Standard">ClassRule.C: In function ‘Val* rel2_tree(Val*, int)’:</text:p>
      <text:p text:style-name="Standard">ClassRule.C:159:8: warning: variable ‘sib’ set but not used [-Wunused-but-set-variable]</text:p>
      <text:p text:style-name="Standard"><text:s text:c="3"/>Val* sib;</text:p>
      <text:p text:style-name="Standard"><text:s text:c="8"/>^~~</text:p>
      <text:p text:style-name="Standard">g++ -MMD -O6 -Wall -ffast-math -finline-functions -fomit-frame-pointer -fstrict-aliasing <text:s/>-c -O5 ECArgs.C</text:p>
      <text:p text:style-name="Standard">g++ -MMD -O6 -Wall -ffast-math -finline-functions -fomit-frame-pointer -fstrict-aliasing <text:s/>-c -O5 Edge.C</text:p>
      <text:p text:style-name="Standard">g++ -MMD -O6 -Wall -ffast-math -finline-functions -fomit-frame-pointer -fstrict-aliasing <text:s/>-c -O5 EdgeHeap.C</text:p>
      <text:p text:style-name="Standard"><text:soft-page-break/>g++ -MMD -O6 -Wall -ffast-math -finline-functions -fomit-frame-pointer -fstrict-aliasing <text:s/>-c -O5 Feat.C</text:p>
      <text:p text:style-name="Standard">In file included from Feat.C:25:0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Feature.C</text:p>
      <text:p text:style-name="Standard">In file included from Feature.C:28:0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FeatureTree.C</text:p>
      <text:p text:style-name="Standard">g++ -MMD -O6 -Wall -ffast-math -finline-functions -fomit-frame-pointer -fstrict-aliasing <text:s/>-c -O5 Field.C</text:p>
      <text:p text:style-name="Standard">g++ -MMD -O6 -Wall -ffast-math -finline-functions -fomit-frame-pointer -fstrict-aliasing <text:s/>-c -O5 FullHist.C</text:p>
      <text:p text:style-name="Standard">g++ -MMD -O6 -Wall -ffast-math -finline-functions -fomit-frame-pointer -fstrict-aliasing <text:s/>-c -O5 GotIter.C</text:p>
      <text:p text:style-name="Standard">g++ -MMD -O6 -Wall -ffast-math -finline-functions -fomit-frame-pointer -fstrict-aliasing <text:s/>-c -O5 InputTree.C</text:p>
      <text:p text:style-name="Standard">InputTree.C: In constructor ‘InputTree::InputTree(InputTree*)’:</text:p>
      <text:p text:style-name="Standard">InputTree.C:39:1: warning: ‘InputTree::headTree_’ is initialized with itself [-Winit-self]</text:p>
      <text:p text:style-name="Standard"><text:s/>InputTree::</text:p>
      <text:p text:style-name="Standard"><text:s/>^~~~~~~~~</text:p>
      <text:p text:style-name="Standard">InputTree.C: In member function ‘std::__cxx11::string&amp; InputTree::readNext(std::istream&amp;)’:</text:p>
      <text:p text:style-name="Standard">InputTree.C:241:30: warning: comparison between signed and unsigned integer expressions [-Wsign-compare]</text:p>
      <text:p text:style-name="Standard"><text:s text:c="3"/>for( tempnum = 0 ; tempnum &lt; temp.length() ; tempnum++ )</text:p>
      <text:p text:style-name="Standard"><text:s text:c="22"/>~~~~~~~~^~~~~~~~~~~~~~~</text:p>
      <text:p text:style-name="Standard">InputTree.C: In member function ‘void InputTree::parseTerm(std::istream&amp;, std::__cxx11::string&amp;, std::__cxx11::string&amp;, int&amp;)’:</text:p>
      <text:p text:style-name="Standard">InputTree.C:266:10: warning: comparison between signed and unsigned integer expressions [-Wsign-compare]</text:p>
      <text:p text:style-name="Standard"><text:s text:c="3"/>if(pos &lt; len &amp;&amp; pos &gt; 0)</text:p>
      <text:p text:style-name="Standard"><text:s text:c="6"/>~~~~^~~~~</text:p>
      <text:p text:style-name="Standard">InputTree.C:277:10: warning: comparison between signed and unsigned integer expressions [-Wsign-compare]</text:p>
      <text:p text:style-name="Standard"><text:s text:c="3"/>if(pos &lt; len &amp;&amp; pos &gt; 0)</text:p>
      <text:p text:style-name="Standard"><text:s text:c="6"/>~~~~^~~~~</text:p>
      <text:p text:style-name="Standard">InputTree.C:290:10: warning: comparison between signed and unsigned integer expressions [-Wsign-compare]</text:p>
      <text:p text:style-name="Standard"><text:s text:c="3"/>if(pos &lt; len &amp;&amp; pos &gt; 0)</text:p>
      <text:p text:style-name="Standard"><text:s text:c="6"/>~~~~^~~~~</text:p>
      <text:p text:style-name="Standard">InputTree.C:299:10: warning: comparison between signed and unsigned integer expressions [-Wsign-compare]</text:p>
      <text:p text:style-name="Standard"><text:s text:c="3"/>if(pos &lt; len &amp;&amp; pos &gt; 0)</text:p>
      <text:p text:style-name="Standard"><text:s text:c="6"/>~~~~^~~~~</text:p>
      <text:p text:style-name="Standard">g++ -MMD -O6 -Wall -ffast-math -finline-functions -fomit-frame-pointer -fstrict-aliasing <text:s/>-c -O5 Item.C</text:p>
      <text:p text:style-name="Standard"><text:soft-page-break/>g++ -MMD -O6 -Wall -ffast-math -finline-functions -fomit-frame-pointer -fstrict-aliasing <text:s/>-c -O5 Link.C</text:p>
      <text:p text:style-name="Standard">In file included from InputTree.h:29:0,</text:p>
      <text:p text:style-name="Standard"><text:s text:c="17"/>from Link.C:3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Params.C</text:p>
      <text:p text:style-name="Standard">g++ -MMD -O6 -Wall -ffast-math -finline-functions -fomit-frame-pointer -fstrict-aliasing <text:s/>-c -O5 ParseStats.C</text:p>
      <text:p text:style-name="Standard">g++ -MMD -O6 -Wall -ffast-math -finline-functions -fomit-frame-pointer -fstrict-aliasing <text:s/>-c -O5 SentRep.C</text:p>
      <text:p text:style-name="Standard">In file included from Field.h:27:0,</text:p>
      <text:p text:style-name="Standard"><text:s text:c="17"/>from Params.h:28,</text:p>
      <text:p text:style-name="Standard"><text:s text:c="17"/>from SentRep.C:25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Term.C</text:p>
      <text:p text:style-name="Standard">In file included from Term.h:35:0,</text:p>
      <text:p text:style-name="Standard"><text:s text:c="17"/>from Term.C:24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TimeIt.C</text:p>
      <text:p text:style-name="Standard">g++ -MMD -O6 -Wall -ffast-math -finline-functions -fomit-frame-pointer -fstrict-aliasing <text:s/>-c -O5 UnitRules.C</text:p>
      <text:p text:style-name="Standard">In file included from InputTree.h:29:0,</text:p>
      <text:p text:style-name="Standard"><text:s text:c="17"/>from UnitRules.h:27,</text:p>
      <text:p text:style-name="Standard"><text:s text:c="17"/>from UnitRules.C:24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ValHeap.C</text:p>
      <text:p text:style-name="Standard">In file included from Feature.h:29:0,</text:p>
      <text:p text:style-name="Standard"><text:s text:c="17"/>from Term.h:34,</text:p>
      <text:p text:style-name="Standard"><text:s text:c="17"/>from Edge.h:27,</text:p>
      <text:p text:style-name="Standard"><text:s text:c="17"/>from Bst.h:5,</text:p>
      <text:p text:style-name="Standard"><text:s text:c="17"/>from ValHeap.C:23:</text:p>
      <text:p text:style-name="Standard">ValHeap.C: In member function ‘void ValHeap::push(Val*)’:</text:p>
      <text:p text:style-name="Standard">ValHeap.C:41:23: warning: comparison between signed and unsigned integer expressions [-Wsign-compare]</text:p>
      <text:p text:style-name="Standard"><text:s text:c="3"/>assert(array.size() &gt;= unusedPos_);</text:p>
      <text:p text:style-name="Standard"><text:s text:c="10"/>~~~~~~~~~~~~~^~~~</text:p>
      <text:p text:style-name="Standard">ValHeap.C:42:19: warning: comparison between signed and unsigned integer expressions [-Wsign-compare]</text:p>
      <text:p text:style-name="Standard"><text:s text:c="3"/>if(array.size() == <text:s/>unusedPos_) array.push_back(atp);</text:p>
      <text:p text:style-name="Standard"><text:s text:c="6"/>~~~~~~~~~~~~~^~~~~~~~~~~~~~</text:p>
      <text:p text:style-name="Standard"><text:soft-page-break/>g++ -MMD -O6 -Wall -ffast-math -finline-functions -fomit-frame-pointer -fstrict-aliasing <text:s/>-c -O5 edgeSubFns.C</text:p>
      <text:p text:style-name="Standard">edgeSubFns.C: In function ‘int edge_noopenQr(FullHist*)’:</text:p>
      <text:p text:style-name="Standard">edgeSubFns.C:122:9: warning: unused variable ‘edge’ [-Wunused-variable]</text:p>
      <text:p text:style-name="Standard"><text:s text:c="3"/>Edge* edge = fh-&gt;e;</text:p>
      <text:p text:style-name="Standard"><text:s text:c="9"/>^~~~</text:p>
      <text:p text:style-name="Standard">g++ -MMD -O6 -Wall -ffast-math -finline-functions -fomit-frame-pointer -fstrict-aliasing <text:s/>-c -O5 ewDciTokStrm.C</text:p>
      <text:p text:style-name="Standard">ewDciTokStrm.C: In member function ‘std::__cxx11::string ewDciTokStrm::read()’:</text:p>
      <text:p text:style-name="Standard">ewDciTokStrm.C:168:24: warning: suggest parentheses around ‘&amp;&amp;’ within ‘||’ [-Wparentheses]</text:p>
      <text:p text:style-name="Standard"><text:s text:c="7"/>|| retWrd == "." &amp;&amp; ellipFlag != 3 )) <text:s text:c="17"/>// <text:s text:c="3"/>.</text:p>
      <text:p text:style-name="Standard"><text:s text:c="10"/>~~~~~~~~~~~~~~^~~~~~~~~~~~~~~~~</text:p>
      <text:p text:style-name="Standard">ewDciTokStrm.C:174:30: warning: suggest parentheses around ‘&amp;&amp;’ within ‘||’ [-Wparentheses]</text:p>
      <text:p text:style-name="Standard"><text:s text:c="7"/>|| !savedWrd_.length() &amp;&amp; Cap(nextWrd_) )) <text:s text:c="6"/>// <text:s text:c="3"/>.</text:p>
      <text:p text:style-name="Standard"><text:s text:c="10"/>~~~~~~~~~~~~~~~~~~~~^~~~~~~~~~~~~~~~</text:p>
      <text:p text:style-name="Standard">ewDciTokStrm.C:171:7: warning: suggest explicit braces to avoid ambiguous ‘else’ [-Wdangling-else]</text:p>
      <text:p text:style-name="Standard"><text:s text:c="5"/>if( retWrd == "(" ) <text:s text:c="44"/>// <text:s text:c="3"/>.</text:p>
      <text:p text:style-name="Standard"><text:s text:c="7"/>^</text:p>
      <text:p text:style-name="Standard">ewDciTokStrm.C: In member function ‘std::__cxx11::string ewDciTokStrm::splitAtPunc(std::__cxx11::string)’:</text:p>
      <text:p text:style-name="Standard">ewDciTokStrm.C:250:28: warning: suggest parentheses around ‘&amp;&amp;’ within ‘||’ [-Wparentheses]</text:p>
      <text:p text:style-name="Standard"><text:s text:c="3"/>|| nextWrd_.length() &gt; 0 &amp;&amp; nextWrd_[0] == '(' ) ) )</text:p>
      <text:p text:style-name="Standard"><text:s text:c="6"/>~~~~~~~~~~~~~~~~~~~~~~^~~~~~~~~~~~~~~~~~~~~</text:p>
      <text:p text:style-name="Standard">ewDciTokStrm.C:326:8: warning: suggest explicit braces to avoid ambiguous ‘else’ [-Wdangling-else]</text:p>
      <text:p text:style-name="Standard"><text:s text:c="6"/>if( parenFlag == -1 ) <text:s text:c="22"/>// The outer context</text:p>
      <text:p text:style-name="Standard"><text:s text:c="8"/>^</text:p>
      <text:p text:style-name="Standard">ewDciTokStrm.C:408:21: warning: suggest parentheses around ‘&amp;&amp;’ within ‘||’ [-Wparentheses]</text:p>
      <text:p text:style-name="Standard"><text:s text:c="6"/>if( length &gt; 4 &amp;&amp;</text:p>
      <text:p text:style-name="Standard"><text:s text:c="10"/>~~~~~~~~~~~^~</text:p>
      <text:p text:style-name="Standard"><text:s text:c="5"/>( seq.substr( 0,5 ) == "goin'" || seq.substr( 0,5 ) == "doin'" )</text:p>
      <text:p text:style-name="Standard"><text:s text:c="5"/>~~~~~~~~~~~~~~~~~~~~~~~~~~~~~~~~~~~~~~~~~~~~~~~~~~~~~~~~~~~~~~~~</text:p>
      <text:p text:style-name="Standard">ewDciTokStrm.C:478:22: warning: suggest parentheses around ‘&amp;&amp;’ within ‘||’ [-Wparentheses]</text:p>
      <text:p text:style-name="Standard"><text:s text:c="6"/>|| seq == "\"." &amp;&amp; nextWrd_ == "." ) <text:s text:c="2"/>//eg <text:s/>he said, ". . . Yes!"</text:p>
      <text:p text:style-name="Standard"><text:s text:c="9"/>~~~~~~~~~~~~~^~~~~~~~~~~~~~~~~~</text:p>
      <text:p text:style-name="Standard">ewDciTokStrm.C: In function ‘int has_one(char, std::__cxx11::string, int)’:</text:p>
      <text:p text:style-name="Standard">ewDciTokStrm.C:585:20: warning: comparison between signed and unsigned integer expressions [-Wsign-compare]</text:p>
      <text:p text:style-name="Standard"><text:s text:c="5"/>for( int i=P; i&lt;S.length(); i++ )</text:p>
      <text:p text:style-name="Standard"><text:s text:c="19"/>~^~~~~~~~~~~</text:p>
      <text:p text:style-name="Standard">ewDciTokStrm.C: In function ‘int has_alnum(std::__cxx11::string, int)’:</text:p>
      <text:p text:style-name="Standard">ewDciTokStrm.C:597:20: warning: comparison between signed and unsigned integer expressions [-Wsign-compare]</text:p>
      <text:p text:style-name="Standard"><text:s text:c="5"/>for( int i=P; i&lt;S.length(); i++ )</text:p>
      <text:p text:style-name="Standard"><text:s text:c="19"/>~^~~~~~~~~~~</text:p>
      <text:p text:style-name="Standard">g++ -MMD -O6 -Wall -ffast-math -finline-functions -fomit-frame-pointer -fstrict-aliasing <text:s/>-c -O5 extraMain.C</text:p>
      <text:p text:style-name="Standard">g++ -MMD -O6 -Wall -ffast-math -finline-functions -fomit-frame-pointer -fstrict-aliasing <text:s/>-c -O5 fhSubFns.C</text:p>
      <text:p text:style-name="Standard">fhSubFns.C: In function ‘Val* tree_ruleTree(FullHist*, int)’:</text:p>
      <text:p text:style-name="Standard"><text:soft-page-break/>fhSubFns.C:429:21: warning: comparison between signed and unsigned integer expressions [-Wsign-compare]</text:p>
      <text:p text:style-name="Standard"><text:s text:c="3"/>for(int i = 0 ; i &lt; crules.size() ; i++)</text:p>
      <text:p text:style-name="Standard"><text:s text:c="19"/>~~^~~~~~~~~~~~~~~</text:p>
      <text:p text:style-name="Standard">g++ -MMD -O6 -Wall -ffast-math -finline-functions -fomit-frame-pointer -fstrict-aliasing <text:s/>-c -O5 headFinder.C</text:p>
      <text:p text:style-name="Standard">g++ -MMD -O6 -Wall -ffast-math -finline-functions -fomit-frame-pointer -fstrict-aliasing <text:s/>-c -O5 headFinderCh.C</text:p>
      <text:p text:style-name="Standard">In file included from Feature.h:29:0,</text:p>
      <text:p text:style-name="Standard"><text:s text:c="17"/>from Term.h:34,</text:p>
      <text:p text:style-name="Standard"><text:s text:c="17"/>from headFinderCh.C:5:</text:p>
      <text:p text:style-name="Standard">headFinderCh.C: In function ‘int headPosFromTreeCh(InputTree*)’:</text:p>
      <text:p text:style-name="Standard">headFinderCh.C:81:17: warning: comparison between signed and unsigned integer expressions [-Wsign-compare]</text:p>
      <text:p text:style-name="Standard"><text:s text:c="3"/>assert(subsize==tree-&gt;subTrees().size());</text:p>
      <text:p text:style-name="Standard"><text:s text:c="10"/>~~~~~~~^~~~~~~~~~~~~~~~~~~~~~~~~</text:p>
      <text:p text:style-name="Standard">headFinderCh.C:95:7: warning: this ‘for’ clause does not guard... [-Wmisleading-indentation]</text:p>
      <text:p text:style-name="Standard"><text:s text:c="7"/>for(;hiter!=hlist.end();hiter++)</text:p>
      <text:p text:style-name="Standard"><text:s text:c="7"/>^~~</text:p>
      <text:p text:style-name="Standard">headFinderCh.C:100:4: note: ...this statement, but the latter is misleadingly indented as if it were guarded by the ‘for’</text:p>
      <text:p text:style-name="Standard"><text:s text:c="4"/>hiter=hlist.begin();</text:p>
      <text:p text:style-name="Standard"><text:s text:c="4"/>^~~~~</text:p>
      <text:p text:style-name="Standard">headFinderCh.C:109:7: warning: this ‘for’ clause does not guard... [-Wmisleading-indentation]</text:p>
      <text:p text:style-name="Standard"><text:s text:c="7"/>for(;hiter!=hlist.end();hiter++)</text:p>
      <text:p text:style-name="Standard"><text:s text:c="7"/>^~~</text:p>
      <text:p text:style-name="Standard">headFinderCh.C:114:4: note: ...this statement, but the latter is misleadingly indented as if it were guarded by the ‘for’</text:p>
      <text:p text:style-name="Standard"><text:s text:c="4"/>if (ans&gt;=0) break;</text:p>
      <text:p text:style-name="Standard"><text:s text:c="4"/>^~</text:p>
      <text:p text:style-name="Standard">In file included from InputTree.h:29:0,</text:p>
      <text:p text:style-name="Standard"><text:s text:c="17"/>from headFinderCh.h:28,</text:p>
      <text:p text:style-name="Standard"><text:s text:c="17"/>from headFinderCh.C:4:</text:p>
      <text:p text:style-name="Standard">utils.h: At global scope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utils.C</text:p>
      <text:p text:style-name="Standard">In file included from utils.C:23:0:</text:p>
      <text:p text:style-name="Standard">utils.h:35:13: warning: ‘void error(const char*)’ defined but not used [-Wunused-function]</text:p>
      <text:p text:style-name="Standard"><text:s/>static void error(const char *s) { ERROR( s ); } // backwards compatibility</text:p>
      <text:p text:style-name="Standard"><text:s text:c="13"/>^~~~~</text:p>
      <text:p text:style-name="Standard">g++ -MMD -O6 -Wall -ffast-math -finline-functions -fomit-frame-pointer -fstrict-aliasing <text:s/>-c -O5 MeChart.C</text:p>
      <text:p text:style-name="Standard">MeChart.C: In static member function ‘static void MeChart::init(std::__cxx11::string)’:</text:p>
      <text:p text:style-name="Standard">MeChart.C:83:20: warning: unused variable ‘ft’ [-Wunused-variable]</text:p>
      <text:p text:style-name="Standard"><text:s text:c="7"/>FeatureTree* ft = new FeatureTree(fts); //puts it in root;</text:p>
      <text:p text:style-name="Standard"><text:s text:c="20"/>^~</text:p>
      <text:p text:style-name="Standard">MeChart.C: In member function ‘Bst&amp; MeChart::bestParseGivenHead(int, const Wrd&amp;, Item*, FullHist*, ItmGHeadInfo&amp;, Val*, Val*)’:</text:p>
      <text:p text:style-name="Standard">MeChart.C:300:37: warning: statement has no effect [-Wunused-value]</text:p>
      <text:p text:style-name="Standard"><text:soft-page-break/><text:s text:c="7"/>else if(Feature::isLM) edgePg == 1;</text:p>
      <text:p text:style-name="Standard"><text:s text:c="30"/>~~~~~~~^~~~</text:p>
      <text:p text:style-name="Standard">g++ -MMD -O6 -Wall -ffast-math -finline-functions -fomit-frame-pointer -fstrict-aliasing <text:s/>-c -O5 parseIt.C</text:p>
      <text:p text:style-name="Standard">parseIt.C: In function ‘int main(int, char**)’:</text:p>
      <text:p text:style-name="Standard">parseIt.C:302:50: warning: cast to pointer from integer of different size [-Wint-to-pointer-cast]</text:p>
      <text:p text:style-name="Standard"><text:s text:c="5"/>pthread_create(&amp;thread[i],0,mainLoop, (void*)i);</text:p>
      <text:p text:style-name="Standard"><text:s text:c="50"/>^</text:p>
      <text:p text:style-name="Standard">parseIt.C: In function ‘void* mainLoop(void*)’:</text:p>
      <text:p text:style-name="Standard">parseIt.C:271:1: warning: control reaches end of non-void function [-Wreturn-type]</text:p>
      <text:p text:style-name="Standard"><text:s/>}</text:p>
      <text:p text:style-name="Standard"><text:s/>^</text:p>
      <text:p text:style-name="Standard">g++ -MMD -O6 -Wall -ffast-math -finline-functions -fomit-frame-pointer -fstrict-aliasing <text:s/>Bchart.o BchartSm.o Bst.o FBinaryArray.o CntxArray.o ChartBase.o ClassRule.o ECArgs.o Edge.o EdgeHeap.o Feat.o Feature.o FeatureTree.o Field.o FullHist.o GotIter.o InputTree.o Item.o Link.o Params.o ParseStats.o SentRep.o Term.o TimeIt.o UnitRules.o ValHeap.o edgeSubFns.o ewDciTokStrm.o extraMain.o fhSubFns.o headFinder.o headFinderCh.o utils.o MeChart.o parseIt.o <text:s/>-o parseIt <text:s text:c="2"/>-D_REENTRANT -D_XOPEN_SOURCE=600 -lpthread</text:p>
      <text:p text:style-name="Standard">make[2]: Leaving directory '/home/utkarsh/ppi-benchmark/Parsing/Charniak-Lease-2006Aug-reranking-parser/reranking-parser/first-stage/PARSE'</text:p>
      <text:p text:style-name="Standard">make -C second-stage/programs/features best-parses</text:p>
      <text:p text:style-name="Standard">make[2]: Entering directory '/home/utkarsh/ppi-benchmark/Parsing/Charniak-Lease-2006Aug-reranking-parser/reranking-parser/second-stage/programs/features'</text:p>
      <text:p text:style-name="Standard">g++ -MMD -O6 -Wall -ffast-math -finline-functions -fomit-frame-pointer -fstrict-aliasing <text:s text:c="3"/>-c -o best-parses.o best-parses.cc</text:p>
      <text:p text:style-name="Standard">In file included from /usr/include/c++/7/ext/hash_map:60:0,</text:p>
      <text:p text:style-name="Standard"><text:s text:c="17"/>from heads.h:19,</text:p>
      <text:p text:style-name="Standard"><text:s text:c="17"/>from sptree.h:10,</text:p>
      <text:p text:style-name="Standard"><text:s text:c="17"/>from sp-data.h:21,</text:p>
      <text:p text:style-name="Standard"><text:s text:c="17"/>from best-parses.cc:36:</text:p>
      <text:p text:style-name="Standard">/usr/include/c++/7/backward/backward_warning.h:32:2: warning: #warning This file includes at least one deprecated or antiquated header which may be removed without further notice at a future date. Please use a non-deprecated interface with equivalent functionality instead. For a listing of replacement headers and interfaces, consult the file backward_warning.h. To disable this warning use -Wno-deprecated. [-Wcpp]</text:p>
      <text:p text:style-name="Standard"><text:s/>#warning \</text:p>
      <text:p text:style-name="Standard"><text:s text:c="2"/>^~~~~~~</text:p>
      <text:p text:style-name="Standard">In file included from tree.h:131:0,</text:p>
      <text:p text:style-name="Standard"><text:s text:c="17"/>from heads.h:24,</text:p>
      <text:p text:style-name="Standard"><text:s text:c="17"/>from sptree.h:10,</text:p>
      <text:p text:style-name="Standard"><text:s text:c="17"/>from sp-data.h:21,</text:p>
      <text:p text:style-name="Standard"><text:s text:c="17"/>from best-parses.cc:36:</text:p>
      <text:p text:style-name="Standard">utility.h:523:63: warning: ‘template&lt;class&gt; class std::auto_ptr’ is deprecated [-Wdeprecated-declarations]</text:p>
      <text:p text:style-name="Standard"><text:s/>inline std::ostream&amp; operator&lt;&lt; (std::ostream&amp; os, const std::auto_ptr&lt;T&gt;&amp; sp)</text:p>
      <text:p text:style-name="Standard"><text:s text:c="63"/>^~~~~~~~</text:p>
      <text:p text:style-name="Standard">In file included from /usr/include/c++/7/memory:80:0,</text:p>
      <text:p text:style-name="Standard"><text:s text:c="17"/>from utility.h:51,</text:p>
      <text:p text:style-name="Standard"><text:s text:c="17"/>from tree.h:131,</text:p>
      <text:p text:style-name="Standard"><text:s text:c="17"/>from heads.h:24,</text:p>
      <text:p text:style-name="Standard"><text:s text:c="17"/>from sptree.h:10,</text:p>
      <text:p text:style-name="Standard"><text:s text:c="17"/>from sp-data.h:21,</text:p>
      <text:p text:style-name="Standard"><text:soft-page-break/><text:s text:c="17"/>from best-parses.cc:36:</text:p>
      <text:p text:style-name="Standard">/usr/include/c++/7/bits/unique_ptr.h:51:28: note: declared here</text:p>
      <text:p text:style-name="Standard"><text:s text:c="3"/>template&lt;typename&gt; class auto_ptr;</text:p>
      <text:p text:style-name="Standard"><text:s text:c="28"/>^~~~~~~~</text:p>
      <text:p text:style-name="Standard">In file included from heads.h:24:0,</text:p>
      <text:p text:style-name="Standard"><text:s text:c="17"/>from sptree.h:10,</text:p>
      <text:p text:style-name="Standard"><text:s text:c="17"/>from sp-data.h:21,</text:p>
      <text:p text:style-name="Standard"><text:s text:c="17"/>from best-parses.cc:36:</text:p>
      <text:p text:style-name="Standard">tree.h: In function ‘void map_filenamefile_trees(const char*, Proc&amp;, bool)’:</text:p>
      <text:p text:style-name="Standard">tree.h:1088:10: warning: ‘template&lt;class&gt; class std::auto_ptr’ is deprecated [-Wdeprecated-declarations]</text:p>
      <text:p text:style-name="Standard"><text:s text:c="5"/>std::auto_ptr&lt;tree&gt; tp;</text:p>
      <text:p text:style-name="Standard"><text:s text:c="10"/>^~~~~~~~</text:p>
      <text:p text:style-name="Standard">In file included from /usr/include/c++/7/memory:80:0,</text:p>
      <text:p text:style-name="Standard"><text:s text:c="17"/>from utility.h:51,</text:p>
      <text:p text:style-name="Standard"><text:s text:c="17"/>from tree.h:131,</text:p>
      <text:p text:style-name="Standard"><text:s text:c="17"/>from heads.h:24,</text:p>
      <text:p text:style-name="Standard"><text:s text:c="17"/>from sptree.h:10,</text:p>
      <text:p text:style-name="Standard"><text:s text:c="17"/>from sp-data.h:21,</text:p>
      <text:p text:style-name="Standard"><text:s text:c="17"/>from best-parses.cc:36:</text:p>
      <text:p text:style-name="Standard">/usr/include/c++/7/bits/unique_ptr.h:51:28: note: declared here</text:p>
      <text:p text:style-name="Standard"><text:s text:c="3"/>template&lt;typename&gt; class auto_ptr;</text:p>
      <text:p text:style-name="Standard"><text:s text:c="28"/>^~~~~~~~</text:p>
      <text:p text:style-name="Standard">In file included from features.h:16:0,</text:p>
      <text:p text:style-name="Standard"><text:s text:c="17"/>from best-parses.cc:37:</text:p>
      <text:p text:style-name="Standard">spfeatures.h: In member function ‘tree* NGramTree::selective_copy(const sptree*, size_type, size_type, bool)’:</text:p>
      <text:p text:style-name="Standard">spfeatures.h:2027:8: warning: suggest explicit braces to avoid ambiguous ‘else’ [-Wdangling-else]</text:p>
      <text:p text:style-name="Standard"><text:s text:c="5"/>if (collapse)</text:p>
      <text:p text:style-name="Standard"><text:s text:c="8"/>^</text:p>
      <text:p text:style-name="Standard">best-parses.cc: In function ‘int main(int, char**)’:</text:p>
      <text:p text:style-name="Standard">best-parses.cc:53:15: error: ‘getopt’ was not declared in this scope</text:p>
      <text:p text:style-name="Standard"><text:s text:c="3"/>while ((c = getopt(argc, argv, "ad:lm:s")) != -1 )</text:p>
      <text:p text:style-name="Standard"><text:s text:c="15"/>^~~~~~</text:p>
      <text:p text:style-name="Standard">best-parses.cc:53:15: note: suggested alternative: ‘getpt’</text:p>
      <text:p text:style-name="Standard"><text:s text:c="3"/>while ((c = getopt(argc, argv, "ad:lm:s")) != -1 )</text:p>
      <text:p text:style-name="Standard"><text:s text:c="15"/>^~~~~~</text:p>
      <text:p text:style-name="Standard"><text:s text:c="15"/>getpt</text:p>
      <text:p text:style-name="Standard">best-parses.cc:59:26: error: ‘optarg’ was not declared in this scope</text:p>
      <text:p text:style-name="Standard"><text:s text:c="7"/>debug_level = atoi(optarg);</text:p>
      <text:p text:style-name="Standard"><text:s text:c="26"/>^~~~~~</text:p>
      <text:p text:style-name="Standard">best-parses.cc:76:14: error: ‘optind’ was not declared in this scope</text:p>
      <text:p text:style-name="Standard"><text:s text:c="3"/>if (argc - optind != 2) {</text:p>
      <text:p text:style-name="Standard"><text:s text:c="14"/>^~~~~~</text:p>
      <text:p text:style-name="Standard">best-parses.cc:76:14: note: suggested alternative: ‘afind’</text:p>
      <text:p text:style-name="Standard"><text:s text:c="3"/>if (argc - optind != 2) {</text:p>
      <text:p text:style-name="Standard"><text:s text:c="14"/>^~~~~~</text:p>
      <text:p text:style-name="Standard"><text:s text:c="14"/>afind</text:p>
      <text:p text:style-name="Standard">best-parses.cc:90:22: error: ‘optind’ was not declared in this scope</text:p>
      <text:p text:style-name="Standard"><text:s text:c="3"/>izstream fdin(argv[optind]);</text:p>
      <text:p text:style-name="Standard"><text:s text:c="22"/>^~~~~~</text:p>
      <text:p text:style-name="Standard">best-parses.cc:90:22: note: suggested alternative: ‘afind’</text:p>
      <text:p text:style-name="Standard"><text:soft-page-break/><text:s text:c="3"/>izstream fdin(argv[optind]);</text:p>
      <text:p text:style-name="Standard"><text:s text:c="22"/>^~~~~~</text:p>
      <text:p text:style-name="Standard"><text:s text:c="22"/>afind</text:p>
      <text:p text:style-name="Standard">&lt;builtin&gt;: recipe for target 'best-parses.o' failed</text:p>
      <text:p text:style-name="Standard">make[2]: *** [best-parses.o] Error 1</text:p>
      <text:p text:style-name="Standard">make[2]: Leaving directory '/home/utkarsh/ppi-benchmark/Parsing/Charniak-Lease-2006Aug-reranking-parser/reranking-parser/second-stage/programs/features'</text:p>
      <text:p text:style-name="Standard">Makefile:204: recipe for target 'reranker-runtime' failed</text:p>
      <text:p text:style-name="Standard">make[1]: *** [reranker-runtime] Error 2</text:p>
      <text:p text:style-name="Standard">make[1]: Leaving directory '/home/utkarsh/ppi-benchmark/Parsing/Charniak-Lease-2006Aug-reranking-parser/reranking-parser'</text:p>
      <text:p text:style-name="Standard">Makefile:346: recipe for target 'compile-RerankingParser' failed</text:p>
      <text:p text:style-name="Standard">make: *** [compile-RerankingParser] Error 2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make[2]: Entering directory '/home/utkarsh/ppi-benchmark/Corpora'</text:p>
      <text:p text:style-name="Standard">mkdir -p "/home/utkarsh/ppi-benchmark/Parsing/Models/McClosky-2009"</text:p>
      <text:p text:style-name="Standard">wget -nc --directory-prefix="/home/utkarsh/ppi-benchmark/Parsing/Models/McClosky-2009" "http://bllip.cs.brown.edu/download/bioparsingmodel-rel1.tar.gz"</text:p>
      <text:p text:style-name="Standard">--2020-01-07 19:31:02-- <text:s/>http://bllip.cs.brown.edu/download/bioparsingmodel-rel1.tar.gz</text:p>
      <text:p text:style-name="Standard">Resolving bllip.cs.brown.edu (bllip.cs.brown.edu)... 128.148.32.110</text:p>
      <text:p text:style-name="Standard">Connecting to bllip.cs.brown.edu (bllip.cs.brown.edu)|128.148.32.110|:80... connected.</text:p>
      <text:p text:style-name="Standard">HTTP request sent, awaiting response... 200 OK</text:p>
      <text:p text:style-name="Standard">Length: 34423551 (33M) [application/x-gzip]</text:p>
      <text:p text:style-name="Standard">Saving to: ‘/home/utkarsh/ppi-benchmark/Parsing/Models/McClosky-2009/bioparsingmodel-rel1.tar.gz’</text:p>
      <text:p text:style-name="Standard"/>
      <text:p text:style-name="Standard">bioparsingmodel-rel 100%[===================&gt;] <text:s/>32.83M <text:s/>3.16MB/s <text:s text:c="3"/>in 36s <text:s text:c="4"/></text:p>
      <text:p text:style-name="Standard"/>
      <text:p text:style-name="Standard">2020-01-07 19:31:43 (931 KB/s) - ‘/home/utkarsh/ppi-benchmark/Parsing/Models/McClosky-2009/bioparsingmodel-rel1.tar.gz’ saved [34423551/34423551]</text:p>
      <text:p text:style-name="Standard"/>
      <text:p text:style-name="Standard">make extract-all DIRECTORY="/home/utkarsh/ppi-benchmark/Parsing/Models/McClosky-2009" </text:p>
      <text:p text:style-name="Standard">make[3]: Entering directory '/home/utkarsh/ppi-benchmark/Corpora'</text:p>
      <text:p text:style-name="Standard">biomodel/</text:p>
      <text:p text:style-name="Standard">biomodel/reranker/</text:p>
      <text:p text:style-name="Standard">biomodel/reranker/features.gz</text:p>
      <text:p text:style-name="Standard">biomodel/reranker/weights.gz</text:p>
      <text:p text:style-name="Standard">biomodel/parser/</text:p>
      <text:p text:style-name="Standard">biomodel/parser/PStatInfo/</text:p>
      <text:p text:style-name="Standard">biomodel/parser/featInfo.h</text:p>
      <text:p text:style-name="Standard">biomodel/parser/featInfo.l</text:p>
      <text:p text:style-name="Standard">biomodel/parser/featInfo.lm</text:p>
      <text:p text:style-name="Standard">biomodel/parser/featInfo.m</text:p>
      <text:p text:style-name="Standard">biomodel/parser/featInfo.r</text:p>
      <text:p text:style-name="Standard">biomodel/parser/featInfo.rm</text:p>
      <text:p text:style-name="Standard">biomodel/parser/featInfo.ru</text:p>
      <text:p text:style-name="Standard">biomodel/parser/featInfo.s</text:p>
      <text:p text:style-name="Standard"><text:soft-page-break/>biomodel/parser/featInfo.t</text:p>
      <text:p text:style-name="Standard">biomodel/parser/featInfo.tt</text:p>
      <text:p text:style-name="Standard">biomodel/parser/featInfo.u</text:p>
      <text:p text:style-name="Standard">biomodel/parser/bugFix.txt</text:p>
      <text:p text:style-name="Standard">biomodel/parser/headInfo.txt</text:p>
      <text:p text:style-name="Standard">biomodel/parser/terms.txt</text:p>
      <text:p text:style-name="Standard">biomodel/parser/pSgT.txt</text:p>
      <text:p text:style-name="Standard">biomodel/parser/unitRules.txt</text:p>
      <text:p text:style-name="Standard">biomodel/parser/pUgT.txt</text:p>
      <text:p text:style-name="Standard">biomodel/parser/nttCounts.txt</text:p>
      <text:p text:style-name="Standard">biomodel/parser/endings.txt</text:p>
      <text:p text:style-name="Standard">biomodel/parser/ru.g</text:p>
      <text:p text:style-name="Standard">biomodel/parser/ru.lambdas</text:p>
      <text:p text:style-name="Standard">biomodel/parser/m.g</text:p>
      <text:p text:style-name="Standard">biomodel/parser/rm.g</text:p>
      <text:p text:style-name="Standard">biomodel/parser/m.lambdas</text:p>
      <text:p text:style-name="Standard">biomodel/parser/tt.g</text:p>
      <text:p text:style-name="Standard">biomodel/parser/lm.g</text:p>
      <text:p text:style-name="Standard">biomodel/parser/lm.lambdas</text:p>
      <text:p text:style-name="Standard">biomodel/parser/u.g</text:p>
      <text:p text:style-name="Standard">biomodel/parser/l.g</text:p>
      <text:p text:style-name="Standard">biomodel/parser/h.g</text:p>
      <text:p text:style-name="Standard">biomodel/parser/r.g</text:p>
      <text:p text:style-name="Standard">biomodel/parser/tt.lambdas</text:p>
      <text:p text:style-name="Standard">biomodel/parser/rm.lambdas</text:p>
      <text:p text:style-name="Standard">biomodel/parser/u.lambdas</text:p>
      <text:p text:style-name="Standard">biomodel/parser/l.lambdas</text:p>
      <text:p text:style-name="Standard">biomodel/parser/h.lambdas</text:p>
      <text:p text:style-name="Standard">biomodel/parser/r.lambdas</text:p>
      <text:p text:style-name="Standard">biomodel/README</text:p>
      <text:p text:style-name="Standard">make[3]: Leaving directory '/home/utkarsh/ppi-benchmark/Corpora'</text:p>
      <text:p text:style-name="Standard">make[2]: Leaving directory '/home/utkarsh/ppi-benchmark/Corpora'</text:p>
      <text:p text:style-name="Standard">make[1]: Leaving directory '/home/utkarsh/ppi-benchmark/Corpora'</text:p>
      <text:p text:style-name="Standard">cd "/home/utkarsh/ppi-benchmark/Converters/learning-format-api" &amp;&amp; ant clean jar </text:p>
      <text:p text:style-name="Standard">Buildfile: /home/utkarsh/ppi-benchmark/Converters/learning-format-api/build.xml</text:p>
      <text:p text:style-name="Standard"/>
      <text:p text:style-name="Standard">clean:</text:p>
      <text:p text:style-name="Standard"/>
      <text:p text:style-name="Standard">compile:</text:p>
      <text:p text:style-name="Standard"><text:s text:c="4"/>[mkdir] Created dir: /home/utkarsh/ppi-benchmark/Converters/learning-format-api/bin</text:p>
      <text:p text:style-name="Standard"><text:s text:c="4"/>[javac] Compiling 100 source files to /home/utkarsh/ppi-benchmark/Converters/learning-format-api/bin</text:p>
      <text:p text:style-name="Standard"><text:s text:c="4"/>[javac] Note: Some input files use or override a deprecated API.</text:p>
      <text:p text:style-name="Standard"><text:s text:c="4"/>[javac] Note: Recompile with -Xlint:deprecation for details.</text:p>
      <text:p text:style-name="Standard"/>
      <text:p text:style-name="Standard">jar:</text:p>
      <text:p text:style-name="Standard"><text:s text:c="4"/>[mkdir] Created dir: /home/utkarsh/ppi-benchmark/Converters/learning-format-api/dist</text:p>
      <text:p text:style-name="Standard"><text:s text:c="6"/>[jar] Building jar: /home/utkarsh/ppi-benchmark/Converters/learning-format-api/dist/lfapi.jar</text:p>
      <text:p text:style-name="Standard"/>
      <text:p text:style-name="Standard">BUILD SUCCESSFUL</text:p>
      <text:p text:style-name="Standard">Total time: 7 seconds</text:p>
      <text:p text:style-name="Standard"><text:soft-page-break/>make "/home/utkarsh/ppi-benchmark/Converters/learning-format-api/dist/lfapi.jar" # do not add to dependencies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Work"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RawSentenceTransformer \</text:p>
      <text:p text:style-name="Standard"><text:tab/>-f "/home/utkarsh/ppi-benchmark/Corpora/Original-Modified/LLL.xml" -o "/home/utkarsh/ppi-benchmark/Corpora/Work/LLL.xml-ptb-s.txt.tmp" \</text:p>
      <text:p text:style-name="Standard"><text:tab/>&gt; "/home/utkarsh/ppi-benchmark/Corpora/Work/LLL.xml-ptb-s.txt.log" 2&gt;&amp;1 \</text:p>
      <text:p text:style-name="Standard">&amp;&amp; mv "/home/utkarsh/ppi-benchmark/Corpora/Work/LLL.xml-ptb-s.txt.tmp" "/home/utkarsh/ppi-benchmark/Corpora/Work/LLL.xml-ptb-s.txt" \</text:p>
      <text:p text:style-name="Standard">) || ( cat "/home/utkarsh/ppi-benchmark/Corpora/Work/LLL.xml-ptb-s.txt.log" ; exit 1 )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LLL.xml-ptb-s.txt" 2&gt;"/home/utkarsh/ppi-benchmark/Corpora/Work/LLL.xml-ptb-s.txt-parsed.txt.parseIt.err" \</text:p>
      <text:p text:style-name="Standard">| /home/utkarsh/ppi-benchmark/Parsing/Charniak-Lease-2006Aug-reranking-parser/reranking-parser/second-stage/programs/features/best-parses -ls 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LLL.xml-ptb-s.txt-parsed.txt.tmp" 2&gt;"/home/utkarsh/ppi-benchmark/Corpora/Work/LLL.xml-ptb-s.txt-parsed.txt.bestparses.err" \</text:p>
      <text:p text:style-name="Standard">&amp;&amp; mv "/home/utkarsh/ppi-benchmark/Corpora/Work/LLL.xml-ptb-s.txt-parsed.txt.tmp" "/home/utkarsh/ppi-benchmark/Corpora/Work/LLL.xml-ptb-s.txt-parsed.txt"</text:p>
      <text:p text:style-name="Standard">Makefile:139: recipe for target '/home/utkarsh/ppi-benchmark/Corpora/Work/LLL.xml-ptb-s.txt-parsed.txt' failed</text:p>
      <text:p text:style-name="Standard">make: *** [/home/utkarsh/ppi-benchmark/Corpora/Work/LLL.xml-ptb-s.txt-parsed.txt] Error 127</text:p>
      <text:p text:style-name="Standard">utkarsh@Utkarsh:~/ppi-benchmark/Corpora$ make create-SL-LF</text:p>
      <text:p text:style-name="Standard">Make sure $origDir and $stlfDir are not the same.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LLL.xml-ptb-s.txt" 2&gt;"/home/utkarsh/ppi-benchmark/Corpora/Work/LLL.xml-ptb-s.txt-parsed.txt.parseIt.err" \</text:p>
      <text:p text:style-name="Standard">| /home/utkarsh/ppi-benchmark/Parsing/Charniak-Lease-2006Aug-reranking-parser/reranking-parser/second-stage/programs/features/best-parses -ls <text:soft-page-break/>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LLL.xml-ptb-s.txt-parsed.txt.tmp" 2&gt;"/home/utkarsh/ppi-benchmark/Corpora/Work/LLL.xml-ptb-s.txt-parsed.txt.bestparses.err" \</text:p>
      <text:p text:style-name="Standard">&amp;&amp; mv "/home/utkarsh/ppi-benchmark/Corpora/Work/LLL.xml-ptb-s.txt-parsed.txt.tmp" "/home/utkarsh/ppi-benchmark/Corpora/Work/LLL.xml-ptb-s.txt-parsed.txt"</text:p>
      <text:p text:style-name="Standard">Makefile:139: recipe for target '/home/utkarsh/ppi-benchmark/Corpora/Work/LLL.xml-ptb-s.txt-parsed.txt' failed</text:p>
      <text:p text:style-name="Standard">make: *** [/home/utkarsh/ppi-benchmark/Corpora/Work/LLL.xml-ptb-s.txt-parsed.txt] Error 127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LLL.xml-ptb-s.txt" 2&gt;"/home/utkarsh/ppi-benchmark/Corpora/Work/LLL.xml-ptb-s.txt-parsed.txt.parseIt.err" \</text:p>
      <text:p text:style-name="Standard">| /home/utkarsh/ppi-benchmark/Parsing/Charniak-Lease-2006Aug-reranking-parser/reranking-parser/second-stage/programs/features/best-parses -ls 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LLL.xml-ptb-s.txt-parsed.txt.tmp" 2&gt;"/home/utkarsh/ppi-benchmark/Corpora/Work/LLL.xml-ptb-s.txt-parsed.txt.bestparses.err" \</text:p>
      <text:p text:style-name="Standard">&amp;&amp; mv "/home/utkarsh/ppi-benchmark/Corpora/Work/LLL.xml-ptb-s.txt-parsed.txt.tmp" "/home/utkarsh/ppi-benchmark/Corpora/Work/LLL.xml-ptb-s.txt-parsed.txt"</text:p>
      <text:p text:style-name="Standard">Makefile:139: recipe for target '/home/utkarsh/ppi-benchmark/Corpora/Work/LLL.xml-ptb-s.txt-parsed.txt' failed</text:p>
      <text:p text:style-name="Standard">make: *** [/home/utkarsh/ppi-benchmark/Corpora/Work/LLL.xml-ptb-s.txt-parsed.txt] Error 127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Original-Modified/LLL.xml" -p "/home/utkarsh/ppi-benchmark/Corpora/Work/LLL.xml-ptb-s.txt-parsed.txt" -o "/home/utkarsh/ppi-benchmark/Corpora/Work/LLL.xml.inj1.tmp" -i \</text:p>
      <text:p text:style-name="Standard"><text:soft-page-break/>&gt; "/home/utkarsh/ppi-benchmark/Corpora/Work/LLL.xml.inj1.log" 2&gt;&amp;1 \</text:p>
      <text:p text:style-name="Standard">&amp;&amp; mv "/home/utkarsh/ppi-benchmark/Corpora/Work/LLL.xml.inj1.tmp" "/home/utkarsh/ppi-benchmark/Corpora/Work/LLL.xml.inj1" \</text:p>
      <text:p text:style-name="Standard">) || ( cat "/home/utkarsh/ppi-benchmark/Corpora/Work/LLL.xml.inj1.log" ; exit 1 )</text:p>
      <text:p text:style-name="Standard">make /home/utkarsh/ppi-benchmark/Converters/learning-format-api/dist/lfapi.jar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BracketingTokenMapper \</text:p>
      <text:p text:style-name="Standard"><text:tab/>&lt; "/home/utkarsh/ppi-benchmark/Corpora/Work/LLL.xml.inj1" &gt; "/home/utkarsh/ppi-benchmark/Corpora/Work/LLL.xml.inj1-bracketing-tokens.txt.tmp" \</text:p>
      <text:p text:style-name="Standard"><text:tab/>2&gt; "/home/utkarsh/ppi-benchmark/Corpora/Work/LLL.xml.inj1-bracketing-tokens.txt.log" \</text:p>
      <text:p text:style-name="Standard">&amp;&amp; mv "/home/utkarsh/ppi-benchmark/Corpora/Work/LLL.xml.inj1-bracketing-tokens.txt.tmp" "/home/utkarsh/ppi-benchmark/Corpora/Work/LLL.xml.inj1-bracketing-tokens.txt" \</text:p>
      <text:p text:style-name="Standard">) || ( cat "/home/utkarsh/ppi-benchmark/Corpora/Work/LLL.xml.inj1-bracketing-tokens.txt.log" ; exit 1 )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Work/LLL.xml.inj1" -t "/home/utkarsh/ppi-benchmark/Corpora/Work/LLL.xml.inj1-bracketing-tokens.txt" -o "/home/utkarsh/ppi-benchmark/Corpora/Work/LLL.xml.inj1.inj2.tmp" \</text:p>
      <text:p text:style-name="Standard">&gt; "/home/utkarsh/ppi-benchmark/Corpora/Work/LLL.xml.inj1.inj2.log" 2&gt;&amp;1 \</text:p>
      <text:p text:style-name="Standard">&amp;&amp; mv "/home/utkarsh/ppi-benchmark/Corpora/Work/LLL.xml.inj1.inj2.tmp" "/home/utkarsh/ppi-benchmark/Corpora/Work/LLL.xml.inj1.inj2" \</text:p>
      <text:p text:style-name="Standard">) || ( cat "/home/utkarsh/ppi-benchmark/Corpora/Work/LLL.xml.inj1.inj2.log" ; exit 1 )</text:p>
      <text:p text:style-name="Standard">mkdir -p "/home/utkarsh/ppi-benchmark/Corpora/Syntax-Tree-Learning-Format"</text:p>
      <text:p text:style-name="Standard">cp "/home/utkarsh/ppi-benchmark/Corpora/Work/LLL.xml.inj1.inj2" "/home/utkarsh/ppi-benchmark/Corpora/Syntax-Tree-Learning-Format/LLL.xml"</text:p>
      <text:p text:style-name="Standard">make "/home/utkarsh/ppi-benchmark/Converters/learning-format-api/dist/lfapi.jar" # do not add to dependencies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Work"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soft-page-break/><text:tab/>org.learningformat.transform.PtbRawSentenceTransformer \</text:p>
      <text:p text:style-name="Standard"><text:tab/>-f "/home/utkarsh/ppi-benchmark/Corpora/Original-Modified/HPRD50.xml" -o "/home/utkarsh/ppi-benchmark/Corpora/Work/HPRD50.xml-ptb-s.txt.tmp" \</text:p>
      <text:p text:style-name="Standard"><text:tab/>&gt; "/home/utkarsh/ppi-benchmark/Corpora/Work/HPRD50.xml-ptb-s.txt.log" 2&gt;&amp;1 \</text:p>
      <text:p text:style-name="Standard">&amp;&amp; mv "/home/utkarsh/ppi-benchmark/Corpora/Work/HPRD50.xml-ptb-s.txt.tmp" "/home/utkarsh/ppi-benchmark/Corpora/Work/HPRD50.xml-ptb-s.txt" \</text:p>
      <text:p text:style-name="Standard">) || ( cat "/home/utkarsh/ppi-benchmark/Corpora/Work/HPRD50.xml-ptb-s.txt.log" ; exit 1 )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HPRD50.xml-ptb-s.txt" 2&gt;"/home/utkarsh/ppi-benchmark/Corpora/Work/HPRD50.xml-ptb-s.txt-parsed.txt.parseIt.err" \</text:p>
      <text:p text:style-name="Standard">| /home/utkarsh/ppi-benchmark/Parsing/Charniak-Lease-2006Aug-reranking-parser/reranking-parser/second-stage/programs/features/best-parses -ls 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HPRD50.xml-ptb-s.txt-parsed.txt.tmp" 2&gt;"/home/utkarsh/ppi-benchmark/Corpora/Work/HPRD50.xml-ptb-s.txt-parsed.txt.bestparses.err" \</text:p>
      <text:p text:style-name="Standard">&amp;&amp; mv "/home/utkarsh/ppi-benchmark/Corpora/Work/HPRD50.xml-ptb-s.txt-parsed.txt.tmp" "/home/utkarsh/ppi-benchmark/Corpora/Work/HPRD50.xml-ptb-s.txt-parsed.txt"</text:p>
      <text:p text:style-name="Standard">Makefile:139: recipe for target '/home/utkarsh/ppi-benchmark/Corpora/Work/HPRD50.xml-ptb-s.txt-parsed.txt' failed</text:p>
      <text:p text:style-name="Standard">make: *** [/home/utkarsh/ppi-benchmark/Corpora/Work/HPRD50.xml-ptb-s.txt-parsed.txt] Error 127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Original-Modified/HPRD50.xml" -p "/home/utkarsh/ppi-benchmark/Corpora/Work/HPRD50.xml-ptb-s.txt-parsed.txt" -o "/home/utkarsh/ppi-benchmark/Corpora/Work/HPRD50.xml.inj1.tmp" -i \</text:p>
      <text:p text:style-name="Standard">&gt; "/home/utkarsh/ppi-benchmark/Corpora/Work/HPRD50.xml.inj1.log" 2&gt;&amp;1 \</text:p>
      <text:p text:style-name="Standard">&amp;&amp; mv "/home/utkarsh/ppi-benchmark/Corpora/Work/HPRD50.xml.inj1.tmp" "/home/utkarsh/ppi-benchmark/Corpora/Work/HPRD50.xml.inj1" \</text:p>
      <text:p text:style-name="Standard">) || ( cat "/home/utkarsh/ppi-benchmark/Corpora/Work/HPRD50.xml.inj1.log" ; exit 1 )</text:p>
      <text:p text:style-name="Standard">make /home/utkarsh/ppi-benchmark/Converters/learning-format-api/dist/lfapi.jar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<text:soft-page-break/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BracketingTokenMapper \</text:p>
      <text:p text:style-name="Standard"><text:tab/>&lt; "/home/utkarsh/ppi-benchmark/Corpora/Work/HPRD50.xml.inj1" &gt; "/home/utkarsh/ppi-benchmark/Corpora/Work/HPRD50.xml.inj1-bracketing-tokens.txt.tmp" \</text:p>
      <text:p text:style-name="Standard"><text:tab/>2&gt; "/home/utkarsh/ppi-benchmark/Corpora/Work/HPRD50.xml.inj1-bracketing-tokens.txt.log" \</text:p>
      <text:p text:style-name="Standard">&amp;&amp; mv "/home/utkarsh/ppi-benchmark/Corpora/Work/HPRD50.xml.inj1-bracketing-tokens.txt.tmp" "/home/utkarsh/ppi-benchmark/Corpora/Work/HPRD50.xml.inj1-bracketing-tokens.txt" \</text:p>
      <text:p text:style-name="Standard">) || ( cat "/home/utkarsh/ppi-benchmark/Corpora/Work/HPRD50.xml.inj1-bracketing-tokens.txt.log" ; exit 1 )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Work/HPRD50.xml.inj1" -t "/home/utkarsh/ppi-benchmark/Corpora/Work/HPRD50.xml.inj1-bracketing-tokens.txt" -o "/home/utkarsh/ppi-benchmark/Corpora/Work/HPRD50.xml.inj1.inj2.tmp" \</text:p>
      <text:p text:style-name="Standard">&gt; "/home/utkarsh/ppi-benchmark/Corpora/Work/HPRD50.xml.inj1.inj2.log" 2&gt;&amp;1 \</text:p>
      <text:p text:style-name="Standard">&amp;&amp; mv "/home/utkarsh/ppi-benchmark/Corpora/Work/HPRD50.xml.inj1.inj2.tmp" "/home/utkarsh/ppi-benchmark/Corpora/Work/HPRD50.xml.inj1.inj2" \</text:p>
      <text:p text:style-name="Standard">) || ( cat "/home/utkarsh/ppi-benchmark/Corpora/Work/HPRD50.xml.inj1.inj2.log" ; exit 1 )</text:p>
      <text:p text:style-name="Standard">mkdir -p "/home/utkarsh/ppi-benchmark/Corpora/Syntax-Tree-Learning-Format"</text:p>
      <text:p text:style-name="Standard">cp "/home/utkarsh/ppi-benchmark/Corpora/Work/HPRD50.xml.inj1.inj2" "/home/utkarsh/ppi-benchmark/Corpora/Syntax-Tree-Learning-Format/HPRD50.xml"</text:p>
      <text:p text:style-name="Standard">make "/home/utkarsh/ppi-benchmark/Converters/learning-format-api/dist/lfapi.jar" # do not add to dependencies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Work"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RawSentenceTransformer \</text:p>
      <text:p text:style-name="Standard"><text:tab/>-f "/home/utkarsh/ppi-benchmark/Corpora/Original-Modified/AIMed.xml" -o "/home/utkarsh/ppi-benchmark/Corpora/Work/AIMed.xml-ptb-s.txt.tmp" \</text:p>
      <text:p text:style-name="Standard"><text:tab/>&gt; "/home/utkarsh/ppi-benchmark/Corpora/Work/AIMed.xml-ptb-s.txt.log" 2&gt;&amp;1 \</text:p>
      <text:p text:style-name="Standard">&amp;&amp; mv "/home/utkarsh/ppi-benchmark/Corpora/Work/AIMed.xml-ptb-s.txt.tmp" "/home/utkarsh/ppi-benchmark/Corpora/Work/AIMed.xml-ptb-s.txt" \</text:p>
      <text:p text:style-name="Standard">) || ( cat "/home/utkarsh/ppi-benchmark/Corpora/Work/AIMed.xml-ptb-s.txt.log" ; exit 1 )</text:p>
      <text:p text:style-name="Standard"><text:soft-page-break/>"/home/utkarsh/ppi-benchmark/Parsing/Charniak-Lease-2006Aug-reranking-parser/reranking-parser/first-stage/PARSE/parseIt" -t4 -l399 -N50 "/home/utkarsh/ppi-benchmark/Parsing/Models/McClosky-2009/biomodel/parser/" "/home/utkarsh/ppi-benchmark/Corpora/Work/AIMed.xml-ptb-s.txt" 2&gt;"/home/utkarsh/ppi-benchmark/Corpora/Work/AIMed.xml-ptb-s.txt-parsed.txt.parseIt.err" \</text:p>
      <text:p text:style-name="Standard">| /home/utkarsh/ppi-benchmark/Parsing/Charniak-Lease-2006Aug-reranking-parser/reranking-parser/second-stage/programs/features/best-parses -ls 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AIMed.xml-ptb-s.txt-parsed.txt.tmp" 2&gt;"/home/utkarsh/ppi-benchmark/Corpora/Work/AIMed.xml-ptb-s.txt-parsed.txt.bestparses.err" \</text:p>
      <text:p text:style-name="Standard">&amp;&amp; mv "/home/utkarsh/ppi-benchmark/Corpora/Work/AIMed.xml-ptb-s.txt-parsed.txt.tmp" "/home/utkarsh/ppi-benchmark/Corpora/Work/AIMed.xml-ptb-s.txt-parsed.txt"</text:p>
      <text:p text:style-name="Standard">Makefile:139: recipe for target '/home/utkarsh/ppi-benchmark/Corpora/Work/AIMed.xml-ptb-s.txt-parsed.txt' failed</text:p>
      <text:p text:style-name="Standard">make: *** [/home/utkarsh/ppi-benchmark/Corpora/Work/AIMed.xml-ptb-s.txt-parsed.txt] Error 127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Original-Modified/AIMed.xml" -p "/home/utkarsh/ppi-benchmark/Corpora/Work/AIMed.xml-ptb-s.txt-parsed.txt" -o "/home/utkarsh/ppi-benchmark/Corpora/Work/AIMed.xml.inj1.tmp" -i \</text:p>
      <text:p text:style-name="Standard">&gt; "/home/utkarsh/ppi-benchmark/Corpora/Work/AIMed.xml.inj1.log" 2&gt;&amp;1 \</text:p>
      <text:p text:style-name="Standard">&amp;&amp; mv "/home/utkarsh/ppi-benchmark/Corpora/Work/AIMed.xml.inj1.tmp" "/home/utkarsh/ppi-benchmark/Corpora/Work/AIMed.xml.inj1" \</text:p>
      <text:p text:style-name="Standard">) || ( cat "/home/utkarsh/ppi-benchmark/Corpora/Work/AIMed.xml.inj1.log" ; exit 1 )</text:p>
      <text:p text:style-name="Standard">make /home/utkarsh/ppi-benchmark/Converters/learning-format-api/dist/lfapi.jar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BracketingTokenMapper \</text:p>
      <text:p text:style-name="Standard"><text:tab/>&lt; "/home/utkarsh/ppi-benchmark/Corpora/Work/AIMed.xml.inj1" &gt; "/home/utkarsh/ppi-benchmark/Corpora/Work/AIMed.xml.inj1-bracketing-tokens.txt.tmp" \</text:p>
      <text:p text:style-name="Standard"><text:soft-page-break/><text:tab/>2&gt; "/home/utkarsh/ppi-benchmark/Corpora/Work/AIMed.xml.inj1-bracketing-tokens.txt.log" \</text:p>
      <text:p text:style-name="Standard">&amp;&amp; mv "/home/utkarsh/ppi-benchmark/Corpora/Work/AIMed.xml.inj1-bracketing-tokens.txt.tmp" "/home/utkarsh/ppi-benchmark/Corpora/Work/AIMed.xml.inj1-bracketing-tokens.txt" \</text:p>
      <text:p text:style-name="Standard">) || ( cat "/home/utkarsh/ppi-benchmark/Corpora/Work/AIMed.xml.inj1-bracketing-tokens.txt.log" ; exit 1 )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Work/AIMed.xml.inj1" -t "/home/utkarsh/ppi-benchmark/Corpora/Work/AIMed.xml.inj1-bracketing-tokens.txt" -o "/home/utkarsh/ppi-benchmark/Corpora/Work/AIMed.xml.inj1.inj2.tmp" \</text:p>
      <text:p text:style-name="Standard">&gt; "/home/utkarsh/ppi-benchmark/Corpora/Work/AIMed.xml.inj1.inj2.log" 2&gt;&amp;1 \</text:p>
      <text:p text:style-name="Standard">&amp;&amp; mv "/home/utkarsh/ppi-benchmark/Corpora/Work/AIMed.xml.inj1.inj2.tmp" "/home/utkarsh/ppi-benchmark/Corpora/Work/AIMed.xml.inj1.inj2" \</text:p>
      <text:p text:style-name="Standard">) || ( cat "/home/utkarsh/ppi-benchmark/Corpora/Work/AIMed.xml.inj1.inj2.log" ; exit 1 )</text:p>
      <text:p text:style-name="Standard">mkdir -p "/home/utkarsh/ppi-benchmark/Corpora/Syntax-Tree-Learning-Format"</text:p>
      <text:p text:style-name="Standard">cp "/home/utkarsh/ppi-benchmark/Corpora/Work/AIMed.xml.inj1.inj2" "/home/utkarsh/ppi-benchmark/Corpora/Syntax-Tree-Learning-Format/AIMed.xml"</text:p>
      <text:p text:style-name="Standard">make "/home/utkarsh/ppi-benchmark/Converters/learning-format-api/dist/lfapi.jar" # do not add to dependencies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Work"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RawSentenceTransformer \</text:p>
      <text:p text:style-name="Standard"><text:tab/>-f "/home/utkarsh/ppi-benchmark/Corpora/Original-Modified/BioInfer.xml" -o "/home/utkarsh/ppi-benchmark/Corpora/Work/BioInfer.xml-ptb-s.txt.tmp" \</text:p>
      <text:p text:style-name="Standard"><text:tab/>&gt; "/home/utkarsh/ppi-benchmark/Corpora/Work/BioInfer.xml-ptb-s.txt.log" 2&gt;&amp;1 \</text:p>
      <text:p text:style-name="Standard">&amp;&amp; mv "/home/utkarsh/ppi-benchmark/Corpora/Work/BioInfer.xml-ptb-s.txt.tmp" "/home/utkarsh/ppi-benchmark/Corpora/Work/BioInfer.xml-ptb-s.txt" \</text:p>
      <text:p text:style-name="Standard">) || ( cat "/home/utkarsh/ppi-benchmark/Corpora/Work/BioInfer.xml-ptb-s.txt.log" ; exit 1 )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BioInfer.xml-ptb-s.txt" 2&gt;"/home/utkarsh/ppi-benchmark/Corpora/Work/BioInfer.xml-ptb-s.txt-parsed.txt.parseIt.err" \</text:p>
      <text:p text:style-name="Standard">| /home/utkarsh/ppi-benchmark/Parsing/Charniak-Lease-2006Aug-reranking-parser/reranking-parser/second-stage/programs/features/best-parses -ls <text:soft-page-break/>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BioInfer.xml-ptb-s.txt-parsed.txt.tmp" 2&gt;"/home/utkarsh/ppi-benchmark/Corpora/Work/BioInfer.xml-ptb-s.txt-parsed.txt.bestparses.err" \</text:p>
      <text:p text:style-name="Standard">&amp;&amp; mv "/home/utkarsh/ppi-benchmark/Corpora/Work/BioInfer.xml-ptb-s.txt-parsed.txt.tmp" "/home/utkarsh/ppi-benchmark/Corpora/Work/BioInfer.xml-ptb-s.txt-parsed.txt"</text:p>
      <text:p text:style-name="Standard">Makefile:139: recipe for target '/home/utkarsh/ppi-benchmark/Corpora/Work/BioInfer.xml-ptb-s.txt-parsed.txt' failed</text:p>
      <text:p text:style-name="Standard">make: *** [/home/utkarsh/ppi-benchmark/Corpora/Work/BioInfer.xml-ptb-s.txt-parsed.txt] Error 127</text:p>
      <text:p text:style-name="Standard">utkarsh@Utkarsh:~/ppi-benchmark/Corpora$ 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Original-Modified/BioInfer.xml" -p "/home/utkarsh/ppi-benchmark/Corpora/Work/BioInfer.xml-ptb-s.txt-parsed.txt" -o "/home/utkarsh/ppi-benchmark/Corpora/Work/BioInfer.xml.inj1.tmp" -i \</text:p>
      <text:p text:style-name="Standard">&gt; "/home/utkarsh/ppi-benchmark/Corpora/Work/BioInfer.xml.inj1.log" 2&gt;&amp;1 \</text:p>
      <text:p text:style-name="Standard">&amp;&amp; mv "/home/utkarsh/ppi-benchmark/Corpora/Work/BioInfer.xml.inj1.tmp" "/home/utkarsh/ppi-benchmark/Corpora/Work/BioInfer.xml.inj1" \</text:p>
      <text:p text:style-name="Standard">) || ( cat "/home/utkarsh/ppi-benchmark/Corpora/Work/BioInfer.xml.inj1.log" ; exit 1 )</text:p>
      <text:p text:style-name="Standard">make /home/utkarsh/ppi-benchmark/Converters/learning-format-api/dist/lfapi.jar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BracketingTokenMapper \</text:p>
      <text:p text:style-name="Standard"><text:tab/>&lt; "/home/utkarsh/ppi-benchmark/Corpora/Work/BioInfer.xml.inj1" &gt; "/home/utkarsh/ppi-benchmark/Corpora/Work/BioInfer.xml.inj1-bracketing-tokens.txt.tmp" \</text:p>
      <text:p text:style-name="Standard"><text:tab/>2&gt; "/home/utkarsh/ppi-benchmark/Corpora/Work/BioInfer.xml.inj1-bracketing-tokens.txt.log" \</text:p>
      <text:p text:style-name="Standard">&amp;&amp; mv "/home/utkarsh/ppi-benchmark/Corpora/Work/BioInfer.xml.inj1-bracketing-tokens.txt.tmp" "/home/utkarsh/ppi-benchmark/Corpora/Work/BioInfer.xml.inj1-bracketing-tokens.txt" \</text:p>
      <text:p text:style-name="Standard">) || ( cat "/home/utkarsh/ppi-benchmark/Corpora/Work/BioInfer.xml.inj1-bracketing-tokens.txt.log" ; exit 1 )</text:p>
      <text:p text:style-name="Standard">make "/home/utkarsh/ppi-benchmark/Converters/learning-format-api/dist/lfapi.jar"</text:p>
      <text:p text:style-name="Standard"><text:soft-page-break/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Work/BioInfer.xml.inj1" -t "/home/utkarsh/ppi-benchmark/Corpora/Work/BioInfer.xml.inj1-bracketing-tokens.txt" -o "/home/utkarsh/ppi-benchmark/Corpora/Work/BioInfer.xml.inj1.inj2.tmp" \</text:p>
      <text:p text:style-name="Standard">&gt; "/home/utkarsh/ppi-benchmark/Corpora/Work/BioInfer.xml.inj1.inj2.log" 2&gt;&amp;1 \</text:p>
      <text:p text:style-name="Standard">&amp;&amp; mv "/home/utkarsh/ppi-benchmark/Corpora/Work/BioInfer.xml.inj1.inj2.tmp" "/home/utkarsh/ppi-benchmark/Corpora/Work/BioInfer.xml.inj1.inj2" \</text:p>
      <text:p text:style-name="Standard">) || ( cat "/home/utkarsh/ppi-benchmark/Corpora/Work/BioInfer.xml.inj1.inj2.log" ; exit 1 )</text:p>
      <text:p text:style-name="Standard">mkdir -p "/home/utkarsh/ppi-benchmark/Corpora/Syntax-Tree-Learning-Format"</text:p>
      <text:p text:style-name="Standard">cp "/home/utkarsh/ppi-benchmark/Corpora/Work/BioInfer.xml.inj1.inj2" "/home/utkarsh/ppi-benchmark/Corpora/Syntax-Tree-Learning-Format/BioInfer.xml"</text:p>
      <text:p text:style-name="Standard">make "/home/utkarsh/ppi-benchmark/Converters/learning-format-api/dist/lfapi.jar" # do not add to dependencies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Work"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RawSentenceTransformer \</text:p>
      <text:p text:style-name="Standard"><text:tab/>-f "/home/utkarsh/ppi-benchmark/Corpora/Original-Modified/IEPA.xml" -o "/home/utkarsh/ppi-benchmark/Corpora/Work/IEPA.xml-ptb-s.txt.tmp" \</text:p>
      <text:p text:style-name="Standard"><text:tab/>&gt; "/home/utkarsh/ppi-benchmark/Corpora/Work/IEPA.xml-ptb-s.txt.log" 2&gt;&amp;1 \</text:p>
      <text:p text:style-name="Standard">&amp;&amp; mv "/home/utkarsh/ppi-benchmark/Corpora/Work/IEPA.xml-ptb-s.txt.tmp" "/home/utkarsh/ppi-benchmark/Corpora/Work/IEPA.xml-ptb-s.txt" \</text:p>
      <text:p text:style-name="Standard">) || ( cat "/home/utkarsh/ppi-benchmark/Corpora/Work/IEPA.xml-ptb-s.txt.log" ; exit 1 )</text:p>
      <text:p text:style-name="Standard">"/home/utkarsh/ppi-benchmark/Parsing/Charniak-Lease-2006Aug-reranking-parser/reranking-parser/first-stage/PARSE/parseIt" -t4 -l399 -N50 "/home/utkarsh/ppi-benchmark/Parsing/Models/McClosky-2009/biomodel/parser/" "/home/utkarsh/ppi-benchmark/Corpora/Work/IEPA.xml-ptb-s.txt" 2&gt;"/home/utkarsh/ppi-benchmark/Corpora/Work/IEPA.xml-ptb-s.txt-parsed.txt.parseIt.err" \</text:p>
      <text:p text:style-name="Standard">| /home/utkarsh/ppi-benchmark/Parsing/Charniak-Lease-2006Aug-reranking-parser/reranking-parser/second-stage/programs/features/best-parses -ls "/home/utkarsh/ppi-benchmark/Parsing/Models/McClosky-2009/biomodel/reranker/features.gz" "/home/utkarsh/ppi-benchmark/Parsing/Models/McClosky-2009/biomodel/reranker/weights.gz" \</text:p>
      <text:p text:style-name="Standard"><text:tab/>&gt; "/home/utkarsh/ppi-benchmark/Corpora/Work/IEPA.xml-ptb-s.txt-parsed.txt.tmp" 2&gt;"/home/utkarsh/ppi-benchmark/Corpora/Work/IEPA.xml-ptb-s.txt-parsed.txt.bestparses.err" \</text:p>
      <text:p text:style-name="Standard">&amp;&amp; mv "/home/utkarsh/ppi-benchmark/Corpora/Work/IEPA.xml-ptb-s.txt-parsed.txt.tmp" "/home/utkarsh/ppi-benchmark/Corpora/Work/IEPA.xml-ptb-s.txt-parsed.txt"</text:p>
      <text:p text:style-name="Standard">Makefile:139: recipe for target '/home/utkarsh/ppi-benchmark/Corpora/Work/IEPA.xml-ptb-s.txt-parsed.txt' failed</text:p>
      <text:p text:style-name="Standard"><text:soft-page-break/>make: *** [/home/utkarsh/ppi-benchmark/Corpora/Work/IEPA.xml-ptb-s.txt-parsed.txt] Error 127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tab/>-f "/home/utkarsh/ppi-benchmark/Corpora/Original-Modified/IEPA.xml" -p "/home/utkarsh/ppi-benchmark/Corpora/Work/IEPA.xml-ptb-s.txt-parsed.txt" -o "/home/utkarsh/ppi-benchmark/Corpora/Work/IEPA.xml.inj1.tmp" -i \</text:p>
      <text:p text:style-name="Standard">&gt; "/home/utkarsh/ppi-benchmark/Corpora/Work/IEPA.xml.inj1.log" 2&gt;&amp;1 \</text:p>
      <text:p text:style-name="Standard">&amp;&amp; mv "/home/utkarsh/ppi-benchmark/Corpora/Work/IEPA.xml.inj1.tmp" "/home/utkarsh/ppi-benchmark/Corpora/Work/IEPA.xml.inj1" \</text:p>
      <text:p text:style-name="Standard">) || ( cat "/home/utkarsh/ppi-benchmark/Corpora/Work/IEPA.xml.inj1.log" ; exit 1 )</text:p>
      <text:p text:style-name="Standard">make /home/utkarsh/ppi-benchmark/Converters/learning-format-api/dist/lfapi.jar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BracketingTokenMapper \</text:p>
      <text:p text:style-name="Standard"><text:tab/>&lt; "/home/utkarsh/ppi-benchmark/Corpora/Work/IEPA.xml.inj1" &gt; "/home/utkarsh/ppi-benchmark/Corpora/Work/IEPA.xml.inj1-bracketing-tokens.txt.tmp" \</text:p>
      <text:p text:style-name="Standard"><text:tab/>2&gt; "/home/utkarsh/ppi-benchmark/Corpora/Work/IEPA.xml.inj1-bracketing-tokens.txt.log" \</text:p>
      <text:p text:style-name="Standard">&amp;&amp; mv "/home/utkarsh/ppi-benchmark/Corpora/Work/IEPA.xml.inj1-bracketing-tokens.txt.tmp" "/home/utkarsh/ppi-benchmark/Corpora/Work/IEPA.xml.inj1-bracketing-tokens.txt" \</text:p>
      <text:p text:style-name="Standard">) || ( cat "/home/utkarsh/ppi-benchmark/Corpora/Work/IEPA.xml.inj1-bracketing-tokens.txt.log" ; exit 1 )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( \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transform.PtbTreeInjector \</text:p>
      <text:p text:style-name="Standard"><text:soft-page-break/><text:tab/>-f "/home/utkarsh/ppi-benchmark/Corpora/Work/IEPA.xml.inj1" -t "/home/utkarsh/ppi-benchmark/Corpora/Work/IEPA.xml.inj1-bracketing-tokens.txt" -o "/home/utkarsh/ppi-benchmark/Corpora/Work/IEPA.xml.inj1.inj2.tmp" \</text:p>
      <text:p text:style-name="Standard">&gt; "/home/utkarsh/ppi-benchmark/Corpora/Work/IEPA.xml.inj1.inj2.log" 2&gt;&amp;1 \</text:p>
      <text:p text:style-name="Standard">&amp;&amp; mv "/home/utkarsh/ppi-benchmark/Corpora/Work/IEPA.xml.inj1.inj2.tmp" "/home/utkarsh/ppi-benchmark/Corpora/Work/IEPA.xml.inj1.inj2" \</text:p>
      <text:p text:style-name="Standard">) || ( cat "/home/utkarsh/ppi-benchmark/Corpora/Work/IEPA.xml.inj1.inj2.log" ; exit 1 )</text:p>
      <text:p text:style-name="Standard">mkdir -p "/home/utkarsh/ppi-benchmark/Corpora/Syntax-Tree-Learning-Format"</text:p>
      <text:p text:style-name="Standard">cp "/home/utkarsh/ppi-benchmark/Corpora/Work/IEPA.xml.inj1.inj2" "/home/utkarsh/ppi-benchmark/Corpora/Syntax-Tree-Learning-Format/IEPA.xml"</text:p>
      <text:p text:style-name="Standard">utkarsh@Utkarsh:~/ppi-benchmark/Corpora$ make generate-enriched-xml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utkarsh@Utkarsh:~/ppi-benchmark/Corpora$ make create-SL-LF</text:p>
      <text:p text:style-name="Standard">Make sure $origDir and $stlfDir are not the same.</text:p>
      <text:p text:style-name="Standard">make[1]: Entering directory '/home/utkarsh/ppi-benchmark/Corpora'</text:p>
      <text:p text:style-name="Standard">Assuming '/home/utkarsh/ppi-benchmark/Parsing/Charniak-Lease-2006Aug-reranking-parser' is up-to-date, delete/rename it to force downloading again.</text:p>
      <text:p text:style-name="Standard">make[1]: Leaving directory '/home/utkarsh/ppi-benchmark/Corpora'</text:p>
      <text:p text:style-name="Standard">make[1]: Entering directory '/home/utkarsh/ppi-benchmark/Corpora'</text:p>
      <text:p text:style-name="Standard">Assuming '/home/utkarsh/ppi-benchmark/Parsing/Models/McClosky-2009' is up-to-date, delete/rename it to force downloading again.</text:p>
      <text:p text:style-name="Standard">make[1]: Leaving directory '/home/utkarsh/ppi-benchmark/Corpora'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SL/training-format/CV/corpus"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api.JSRE_Tranformer \</text:p>
      <text:p text:style-name="Standard"><text:tab/><text:tab/>-s "/home/utkarsh/ppi-benchmark/Corpora/Splits" \</text:p>
      <text:p text:style-name="Standard"><text:tab/><text:tab/>-o "/home/utkarsh/ppi-benchmark/Corpora/SL/training-format/CV/corpus" \</text:p>
      <text:p text:style-name="Standard"><text:tab/><text:tab/>-t 'Charniak-Lease' \</text:p>
      <text:p text:style-name="Standard"><text:tab/><text:tab/>--porter \</text:p>
      <text:p text:style-name="Standard"><text:tab/><text:tab/>-i "/home/utkarsh/ppi-benchmark/Corpora/Syntax-Tree-Learning-Format/LLL.xml" \</text:p>
      <text:p text:style-name="Standard"><text:tab/><text:tab/>&gt; "/home/utkarsh/ppi-benchmark/Corpora/SL/training-format/CV/corpus/LLL.log" 2&gt;&amp;1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SL/training-format/CV/corpus"</text:p>
      <text:p text:style-name="Standard"><text:soft-page-break/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api.JSRE_Tranformer \</text:p>
      <text:p text:style-name="Standard"><text:tab/><text:tab/>-s "/home/utkarsh/ppi-benchmark/Corpora/Splits" \</text:p>
      <text:p text:style-name="Standard"><text:tab/><text:tab/>-o "/home/utkarsh/ppi-benchmark/Corpora/SL/training-format/CV/corpus" \</text:p>
      <text:p text:style-name="Standard"><text:tab/><text:tab/>-t 'Charniak-Lease' \</text:p>
      <text:p text:style-name="Standard"><text:tab/><text:tab/>--porter \</text:p>
      <text:p text:style-name="Standard"><text:tab/><text:tab/>-i "/home/utkarsh/ppi-benchmark/Corpora/Syntax-Tree-Learning-Format/HPRD50.xml" \</text:p>
      <text:p text:style-name="Standard"><text:tab/><text:tab/>&gt; "/home/utkarsh/ppi-benchmark/Corpora/SL/training-format/CV/corpus/HPRD50.log" 2&gt;&amp;1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SL/training-format/CV/corpus"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api.JSRE_Tranformer \</text:p>
      <text:p text:style-name="Standard"><text:tab/><text:tab/>-s "/home/utkarsh/ppi-benchmark/Corpora/Splits" \</text:p>
      <text:p text:style-name="Standard"><text:tab/><text:tab/>-o "/home/utkarsh/ppi-benchmark/Corpora/SL/training-format/CV/corpus" \</text:p>
      <text:p text:style-name="Standard"><text:tab/><text:tab/>-t 'Charniak-Lease' \</text:p>
      <text:p text:style-name="Standard"><text:tab/><text:tab/>--porter \</text:p>
      <text:p text:style-name="Standard"><text:tab/><text:tab/>-i "/home/utkarsh/ppi-benchmark/Corpora/Syntax-Tree-Learning-Format/AIMed.xml" \</text:p>
      <text:p text:style-name="Standard"><text:tab/><text:tab/>&gt; "/home/utkarsh/ppi-benchmark/Corpora/SL/training-format/CV/corpus/AIMed.log" 2&gt;&amp;1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make[1]: Leaving directory '/home/utkarsh/ppi-benchmark/Corpora'</text:p>
      <text:p text:style-name="Standard">mkdir -p "/home/utkarsh/ppi-benchmark/Corpora/SL/training-format/CV/corpus"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api.JSRE_Tranformer \</text:p>
      <text:p text:style-name="Standard"><text:tab/><text:tab/>-s "/home/utkarsh/ppi-benchmark/Corpora/Splits" \</text:p>
      <text:p text:style-name="Standard"><text:tab/><text:tab/>-o "/home/utkarsh/ppi-benchmark/Corpora/SL/training-format/CV/corpus" \</text:p>
      <text:p text:style-name="Standard"><text:tab/><text:tab/>-t 'Charniak-Lease' \</text:p>
      <text:p text:style-name="Standard"><text:tab/><text:tab/>--porter \</text:p>
      <text:p text:style-name="Standard"><text:tab/><text:tab/>-i "/home/utkarsh/ppi-benchmark/Corpora/Syntax-Tree-Learning-Format/BioInfer.xml" \</text:p>
      <text:p text:style-name="Standard"><text:tab/><text:tab/>&gt; "/home/utkarsh/ppi-benchmark/Corpora/SL/training-format/CV/corpus/BioInfer.log" 2&gt;&amp;1</text:p>
      <text:p text:style-name="Standard">make "/home/utkarsh/ppi-benchmark/Converters/learning-format-api/dist/lfapi.jar"</text:p>
      <text:p text:style-name="Standard">make[1]: Entering directory '/home/utkarsh/ppi-benchmark/Corpora'</text:p>
      <text:p text:style-name="Standard">make[1]: '/home/utkarsh/ppi-benchmark/Converters/learning-format-api/dist/lfapi.jar' is up to date.</text:p>
      <text:p text:style-name="Standard"><text:soft-page-break/>make[1]: Leaving directory '/home/utkarsh/ppi-benchmark/Corpora'</text:p>
      <text:p text:style-name="Standard">mkdir -p "/home/utkarsh/ppi-benchmark/Corpora/SL/training-format/CV/corpus"</text:p>
      <text:p text:style-name="Standard">java -XX:+UseCompressedOops -Xmx1024m -XX:MaxPermSize=256m -XX:-UseGCOverheadLimit -cp "/home/utkarsh/ppi-benchmark/Converters/learning-format-api/dist/lfapi.jar:/home/utkarsh/ppi-benchmark/Converters/learning-format-api/lib/*" \</text:p>
      <text:p text:style-name="Standard"><text:tab/>org.learningformat.api.JSRE_Tranformer \</text:p>
      <text:p text:style-name="Standard"><text:tab/><text:tab/>-s "/home/utkarsh/ppi-benchmark/Corpora/Splits" \</text:p>
      <text:p text:style-name="Standard"><text:tab/><text:tab/>-o "/home/utkarsh/ppi-benchmark/Corpora/SL/training-format/CV/corpus" \</text:p>
      <text:p text:style-name="Standard"><text:tab/><text:tab/>-t 'Charniak-Lease' \</text:p>
      <text:p text:style-name="Standard"><text:tab/><text:tab/>--porter \</text:p>
      <text:p text:style-name="Standard"><text:tab/><text:tab/>-i "/home/utkarsh/ppi-benchmark/Corpora/Syntax-Tree-Learning-Format/IEPA.xml" \</text:p>
      <text:p text:style-name="Standard"><text:tab/><text:tab/>&gt; "/home/utkarsh/ppi-benchmark/Corpora/SL/training-format/CV/corpus/IEPA.log" 2&gt;&amp;1</text:p>
      <text:p text:style-name="Standard">for cc in LLL HPRD50 AIMed BioInfer IEPA ; do \</text:p>
      <text:p text:style-name="Standard"><text:tab/>dir="/home/utkarsh/ppi-benchmark/Corpora/SL/training-format/CC/corpus/$cc" ; \</text:p>
      <text:p text:style-name="Standard"><text:tab/>echo "Copying corpus '$cc' for CC experiment into '$dir' ..." ; \</text:p>
      <text:p text:style-name="Standard"><text:tab/>mkdir -p "$dir" ; \</text:p>
      <text:p text:style-name="Standard"><text:tab/>find "/home/utkarsh/ppi-benchmark/Corpora/SL/training-format/CV/corpus/$cc/" -name "test*.txt" -exec cat "{}" \; &gt; "$dir/corpus.txt" ; \</text:p>
      <text:p text:style-name="Standard">done</text:p>
      <text:p text:style-name="Standard">Copying corpus 'LLL' for CC experiment into '/home/utkarsh/ppi-benchmark/Corpora/SL/training-format/CC/corpus/LLL' ...</text:p>
      <text:p text:style-name="Standard">Copying corpus 'HPRD50' for CC experiment into '/home/utkarsh/ppi-benchmark/Corpora/SL/training-format/CC/corpus/HPRD50' ...</text:p>
      <text:p text:style-name="Standard">Copying corpus 'AIMed' for CC experiment into '/home/utkarsh/ppi-benchmark/Corpora/SL/training-format/CC/corpus/AIMed' ...</text:p>
      <text:p text:style-name="Standard">Copying corpus 'BioInfer' for CC experiment into '/home/utkarsh/ppi-benchmark/Corpora/SL/training-format/CC/corpus/BioInfer' ...</text:p>
      <text:p text:style-name="Standard">Copying corpus 'IEPA' for CC experiment into '/home/utkarsh/ppi-benchmark/Corpora/SL/training-format/CC/corpus/IEPA' ...</text:p>
      <text:p text:style-name="Standard">for cc in LLL HPRD50 AIMed BioInfer IEPA ; do \</text:p>
      <text:p text:style-name="Standard"><text:tab/>dir="/home/utkarsh/ppi-benchmark/Corpora/SL/training-format/CL/corpus/$cc" ; \</text:p>
      <text:p text:style-name="Standard"><text:tab/>echo "Copying corpus '$cc' for CL experiment into '$dir' ..." ; \</text:p>
      <text:p text:style-name="Standard"><text:tab/>mkdir -p "$dir" ; \</text:p>
      <text:p text:style-name="Standard"><text:tab/>find "/home/utkarsh/ppi-benchmark/Corpora/SL/training-format/CV/corpus/$cc/" -name "test*.txt" -exec cat "{}" \; &gt; "$dir/corpus.txt" ; \</text:p>
      <text:p text:style-name="Standard">done</text:p>
      <text:p text:style-name="Standard">Copying corpus 'LLL' for CL experiment into '/home/utkarsh/ppi-benchmark/Corpora/SL/training-format/CL/corpus/LLL' ...</text:p>
      <text:p text:style-name="Standard">Copying corpus 'HPRD50' for CL experiment into '/home/utkarsh/ppi-benchmark/Corpora/SL/training-format/CL/corpus/HPRD50' ...</text:p>
      <text:p text:style-name="Standard">Copying corpus 'AIMed' for CL experiment into '/home/utkarsh/ppi-benchmark/Corpora/SL/training-format/CL/corpus/AIMed' ...</text:p>
      <text:p text:style-name="Standard">Copying corpus 'BioInfer' for CL experiment into '/home/utkarsh/ppi-benchmark/Corpora/SL/training-format/CL/corpus/BioInfer' ...</text:p>
      <text:p text:style-name="Standard">Copying corpus 'IEPA' for CL experiment into '/home/utkarsh/ppi-benchmark/Corpora/SL/training-format/CL/corpus/IEPA'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47:04.714812829</meta:creation-date>
    <dc:date>2020-01-07T19:47:34.974478758</dc:date>
    <meta:editing-duration>PT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7" meta:paragraph-count="1514" meta:word-count="5451" meta:character-count="102688" meta:non-whitespace-character-count="96620"/>
  </office:meta>
</office:document-meta>
</file>